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draw:fill="solid" draw:fill-color="#99ccff" draw:opacity="4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 style:list-style-name="L3">
      <style:graphic-properties draw:stroke="solid" svg:stroke-width="0.026cm" svg:stroke-color="#000000" draw:stroke-linejoin="round" draw:fill="solid" draw:fill-color="#99cc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41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24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1.357cm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57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30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47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915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995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317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24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3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80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4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581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74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5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564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464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96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38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99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144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088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5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945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4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style:text-autospace="none"/>
      <style:text-properties fo:font-family="'Liberation Mono'" style:font-family-generic="modern" style:font-pitch="fixed" fo:font-size="10pt" style:font-family-asian="'Liberation Mono'" style:font-family-generic-asian="modern" style:font-pitch-asian="fixed" style:font-size-asian="10pt" style:font-family-complex="'Liberation Mono'" style:font-family-generic-complex="modern" style:font-pitch-complex="fixed" style:font-size-complex="10pt"/>
    </style:style>
    <style:style style:name="P4" style:family="paragraph">
      <style:paragraph-properties fo:margin-left="0.952cm" fo:margin-right="0cm" fo:margin-top="0.264cm" fo:margin-bottom="0cm" fo:text-indent="-0.816cm" style:punctuation-wrap="hanging" style:line-break="strict"/>
    </style:style>
    <style:style style:name="P5" style:family="paragraph">
      <style:text-properties fo:font-size="12pt"/>
    </style:style>
    <style:style style:name="P6" style:family="paragraph">
      <style:paragraph-properties fo:margin-left="0.952cm" fo:margin-right="0cm" fo:margin-top="0.264cm" fo:margin-bottom="0cm" fo:text-indent="-0.825cm" style:punctuation-wrap="hanging" style:line-break="stric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style:paragraph-properties style:text-autospace="none"/>
      <style:text-properties fo:color="#404040" fo:font-family="'Liberation Mono'" style:font-family-generic="modern" style:font-pitch="fixed" fo:font-size="26pt" style:font-family-asian="'Liberation Mono'" style:font-family-generic-asian="modern" style:font-pitch-asian="fixed" style:font-size-asian="26pt" style:font-family-complex="'Liberation Mono'" style:font-family-generic-complex="modern" style:font-pitch-complex="fixed" style:font-size-complex="26pt"/>
    </style:style>
    <style:style style:name="P10" style:family="paragraph">
      <style:paragraph-properties style:text-autospace="none"/>
      <style:text-properties fo:font-family="'Liberation Mono'" style:font-family-generic="modern" style:font-pitch="fixed" fo:font-size="26pt" style:font-family-asian="'Liberation Mono'" style:font-family-generic-asian="modern" style:font-pitch-asian="fixed" style:font-size-asian="26pt" style:font-family-complex="'Liberation Mono'" style:font-family-generic-complex="modern" style:font-pitch-complex="fixed" style:font-size-complex="26pt"/>
    </style:style>
    <style:style style:name="P11" style:family="paragraph">
      <style:paragraph-properties style:text-autospace="none"/>
      <style:text-properties fo:color="#ff4080" fo:font-family="'Liberation Mono'" style:font-family-generic="modern" style:font-pitch="fixed" fo:font-size="26pt" style:font-family-asian="'Liberation Mono'" style:font-family-generic-asian="modern" style:font-pitch-asian="fixed" style:font-size-asian="26pt" style:font-family-complex="'Liberation Mono'" style:font-family-generic-complex="modern" style:font-pitch-complex="fixed" style:font-size-complex="26pt"/>
    </style:style>
    <style:style style:name="P12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13" style:family="paragraph">
      <style:paragraph-properties fo:margin-left="0.952cm" fo:margin-right="0cm" fo:margin-top="0.264cm" fo:margin-bottom="0cm" fo:text-indent="-0.829cm" style:punctuation-wrap="hanging" style:line-break="strict"/>
    </style:style>
    <style:style style:name="P14" style:family="paragraph">
      <style:paragraph-properties fo:margin-left="2.063cm" fo:margin-right="0cm" fo:margin-top="0.229cm" fo:margin-bottom="0cm" fo:text-indent="-0.67cm" style:punctuation-wrap="hanging" style:line-break="strict"/>
    </style:style>
    <style:style style:name="P15" style:family="paragraph">
      <style:paragraph-properties style:text-autospace="none"/>
      <style:text-properties fo:color="#404040" fo:font-family="'Liberation Mono'" style:font-family-generic="modern" style:font-pitch="fixed" fo:font-size="10pt" style:font-family-asian="'Liberation Mono'" style:font-family-generic-asian="modern" style:font-pitch-asian="fixed" style:font-size-asian="10pt" style:font-family-complex="'Liberation Mono'" style:font-family-generic-complex="modern" style:font-pitch-complex="fixed" style:font-size-complex="10pt"/>
    </style:style>
    <style:style style:name="P16" style:family="paragraph">
      <style:paragraph-properties fo:margin-left="0.952cm" fo:margin-right="0cm" fo:margin-top="0.264cm" fo:margin-bottom="0cm" fo:text-align="start" fo:text-indent="-0.829cm" style:punctuation-wrap="hanging" style:line-break="strict">
        <style:tab-stops>
          <style:tab-stop style:position="0cm"/>
          <style:tab-stop style:position="0.171cm"/>
          <style:tab-stop style:position="1.419cm"/>
          <style:tab-stop style:position="2.667cm"/>
          <style:tab-stop style:position="3.915cm"/>
          <style:tab-stop style:position="5.163cm"/>
          <style:tab-stop style:position="6.411cm"/>
          <style:tab-stop style:position="7.659cm"/>
          <style:tab-stop style:position="8.907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643cm"/>
          <style:tab-stop style:position="18.891cm"/>
          <style:tab-stop style:position="20.139cm"/>
          <style:tab-stop style:position="21.387cm"/>
          <style:tab-stop style:position="22.635cm"/>
          <style:tab-stop style:position="23.883cm"/>
          <style:tab-stop style:position="23.887cm"/>
          <style:tab-stop style:position="25.135cm"/>
          <style:tab-stop style:position="26.401cm"/>
          <style:tab-stop style:position="27.671cm"/>
          <style:tab-stop style:position="28.941cm"/>
          <style:tab-stop style:position="28.945cm"/>
          <style:tab-stop style:position="28.949cm"/>
          <style:tab-stop style:position="28.954cm"/>
          <style:tab-stop style:position="28.958cm"/>
          <style:tab-stop style:position="28.963cm"/>
          <style:tab-stop style:position="28.967cm"/>
          <style:tab-stop style:position="28.971cm"/>
          <style:tab-stop style:position="28.976cm"/>
          <style:tab-stop style:position="28.98cm"/>
          <style:tab-stop style:position="28.985cm"/>
          <style:tab-stop style:position="28.989cm"/>
          <style:tab-stop style:position="28.993cm"/>
          <style:tab-stop style:position="28.998cm"/>
        </style:tab-stops>
      </style:paragraph-properties>
    </style:style>
    <style:style style:name="P17" style:family="paragraph">
      <style:paragraph-properties fo:margin-left="0.952cm" fo:margin-right="0cm" fo:margin-top="0.264cm" fo:margin-bottom="0cm" fo:text-align="start" fo:text-indent="-0.829cm" style:punctuation-wrap="hanging" style:line-break="strict"/>
    </style:style>
    <style:style style:name="P18" style:family="paragraph">
      <style:paragraph-properties fo:margin-left="2.063cm" fo:margin-right="0cm" fo:margin-top="0.229cm" fo:margin-bottom="0cm" fo:text-align="start" fo:text-indent="-0.67cm" style:punctuation-wrap="hanging" style:line-break="strict"/>
    </style:style>
    <style:style style:name="P19" style:family="paragraph">
      <style:paragraph-properties style:text-autospace="none"/>
      <style:text-properties fo:font-family="'Liberation Mono'" style:font-family-generic="modern" style:font-pitch="fixed" fo:font-size="16pt" fo:font-weight="normal" style:font-family-asian="'Liberation Mono'" style:font-family-generic-asian="modern" style:font-pitch-asian="fixed" style:font-size-asian="16pt" style:font-weight-asian="normal" style:font-family-complex="'Liberation Mono'" style:font-family-generic-complex="modern" style:font-pitch-complex="fixed" style:font-size-complex="16pt" style:font-weight-complex="normal"/>
    </style:style>
    <style:style style:name="P20" style:family="paragraph">
      <style:paragraph-properties style:text-autospace="none"/>
      <style:text-properties fo:color="#404040" fo:font-family="'Liberation Mono'" style:font-family-generic="modern" style:font-pitch="fixed" fo:font-size="16pt" fo:font-weight="normal" style:font-family-asian="'Liberation Mono'" style:font-family-generic-asian="modern" style:font-pitch-asian="fixed" style:font-size-asian="16pt" style:font-weight-asian="normal" style:font-family-complex="'Liberation Mono'" style:font-family-generic-complex="modern" style:font-pitch-complex="fixed" style:font-size-complex="16pt" style:font-weight-complex="normal"/>
    </style:style>
    <style:style style:name="P21" style:family="paragraph">
      <style:paragraph-properties style:writing-mode="lr-tb" style:font-independent-line-spacing="true"/>
      <style:text-properties fo:font-size="16pt" fo:font-weight="normal" style:font-size-asian="16pt" style:font-weight-asian="normal" style:font-size-complex="16pt" style:font-weight-complex="normal"/>
    </style:style>
    <style:style style:name="P22" style:family="paragraph">
      <style:paragraph-properties style:text-autospace="none"/>
      <style:text-properties fo:font-family="'Liberation Mono'" style:font-family-generic="modern" style:font-pitch="fixed" fo:font-size="16pt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P23" style:family="paragraph">
      <style:paragraph-properties style:text-autospace="none"/>
      <style:text-properties fo:color="#404040" fo:font-family="'Liberation Mono'" style:font-family-generic="modern" style:font-pitch="fixed" fo:font-size="16pt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P24" style:family="paragraph">
      <style:paragraph-properties style:writing-mode="lr-tb" style:font-independent-line-spacing="true"/>
      <style:text-properties fo:font-size="16pt" style:font-size-asian="16pt" style:font-size-complex="16pt"/>
    </style:style>
    <style:style style:name="P25" style:family="paragraph">
      <style:paragraph-properties style:text-autospace="none"/>
      <style:text-properties fo:font-family="'Liberation Mono'" style:font-family-generic="modern" style:font-pitch="fixed" fo:font-size="20pt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P26" style:family="paragraph">
      <style:paragraph-properties style:text-autospace="none"/>
      <style:text-properties fo:color="#404040" fo:font-family="'Liberation Mono'" style:font-family-generic="modern" style:font-pitch="fixed" fo:font-size="20pt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P27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28" style:family="paragraph">
      <style:paragraph-properties fo:margin-left="0.952cm" fo:margin-right="0cm" fo:margin-top="0.264cm" fo:margin-bottom="0cm" fo:text-indent="-0.833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T1" style:family="text">
      <style:text-properties fo:language="fr" fo:country="FR"/>
    </style:style>
    <style:style style:name="T2" style:family="text">
      <style:text-properties fo:color="#0070e6" style:text-outline="false" style:text-line-through-style="none" style:text-position="0% 100%" fo:font-family="'Liberation Mono'" style:font-family-generic="modern" style:font-pitch="fixed" fo:font-size="28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8pt" style:font-style-asian="normal" style:font-weight-asian="normal" style:font-family-complex="'Liberation Mono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position="0% 100%" fo:font-size="28pt" fo:language="fr" fo:country="FR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404040" style:text-outline="false" style:text-line-through-style="none" style:text-position="0% 100%" fo:font-family="'Liberation Mono'" style:font-family-generic="modern" style:font-pitch="fixed" fo:font-size="28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8pt" style:font-style-asian="normal" style:font-weight-asian="normal" style:font-family-complex="'Liberation Mono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030d0" style:text-outline="false" style:text-line-through-style="none" style:text-position="0% 100%" fo:font-family="'Liberation Mono'" style:font-family-generic="modern" style:font-pitch="fixed" fo:font-size="28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8pt" style:font-style-asian="normal" style:font-weight-asian="normal" style:font-family-complex="'Liberation Mono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fo:language="fr" fo:country="FR"/>
    </style:style>
    <style:style style:name="T7" style:family="text">
      <style:text-properties fo:font-size="18pt" fo:language="fr" fo:country="FR"/>
    </style:style>
    <style:style style:name="T8" style:family="text">
      <style:text-properties fo:font-size="24pt" fo:language="fr" fo:country="FR" style:font-size-asian="24pt" style:font-size-complex="24pt"/>
    </style:style>
    <style:style style:name="T9" style:family="text">
      <style:text-properties fo:color="#ff4080" fo:font-family="'Liberation Mono'" style:font-family-generic="modern" style:font-pitch="fixed" fo:font-size="18pt" fo:language="fr" fo:country="FR" fo:font-weight="bold" style:font-family-asian="'Liberation Mono'" style:font-family-generic-asian="modern" style:font-pitch-asian="fixed" style:font-size-asian="18pt" style:font-weight-asian="bold" style:font-family-complex="'Liberation Mono'" style:font-family-generic-complex="modern" style:font-pitch-complex="fixed" style:font-size-complex="18pt" style:font-weight-complex="bold"/>
    </style:style>
    <style:style style:name="T10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11" style:family="text">
      <style:text-properties fo:color="#404040" fo:font-family="'Liberation Mono'" style:font-family-generic="modern" style:font-pitch="fixed" fo:font-size="24pt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12" style:family="text">
      <style:text-properties fo:color="#f030d0" fo:font-family="'Liberation Mono'" style:font-family-generic="modern" style:font-pitch="fixed" fo:font-size="24pt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13" style:family="text">
      <style:text-properties fo:font-size="26pt" fo:language="fr" fo:country="FR" style:font-size-asian="26pt" style:font-size-complex="26pt"/>
    </style:style>
    <style:style style:name="T14" style:family="text">
      <style:text-properties fo:color="#404040" fo:font-family="'Liberation Mono'" style:font-family-generic="modern" style:font-pitch="fixed" fo:font-size="26pt" fo:language="fr" fo:country="FR" style:font-family-asian="'Liberation Mono'" style:font-family-generic-asian="modern" style:font-pitch-asian="fixed" style:font-size-asian="26pt" style:font-family-complex="'Liberation Mono'" style:font-family-generic-complex="modern" style:font-pitch-complex="fixed" style:font-size-complex="26pt"/>
    </style:style>
    <style:style style:name="T15" style:family="text">
      <style:text-properties fo:color="#f030d0" fo:font-family="'Liberation Mono'" style:font-family-generic="modern" style:font-pitch="fixed" fo:font-size="26pt" fo:language="fr" fo:country="FR" style:font-family-asian="'Liberation Mono'" style:font-family-generic-asian="modern" style:font-pitch-asian="fixed" style:font-size-asian="26pt" style:font-family-complex="'Liberation Mono'" style:font-family-generic-complex="modern" style:font-pitch-complex="fixed" style:font-size-complex="26pt"/>
    </style:style>
    <style:style style:name="T16" style:family="text">
      <style:text-properties fo:color="#8016ff" style:text-outline="false" style:text-line-through-style="none" style:text-position="0% 100%" fo:font-family="'Liberation Mono'" style:font-family-generic="modern" style:font-pitch="fixed" fo:font-size="28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8pt" style:font-style-asian="normal" style:font-weight-asian="normal" style:font-family-complex="'Liberation Mono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404040" fo:font-family="'Liberation Mono'" style:font-family-generic="modern" style:font-pitch="fixed" fo:font-size="28pt" fo:language="fr" fo:country="FR" style:font-family-asian="'Liberation Mono'" style:font-family-generic-asian="modern" style:font-pitch-asian="fixed" style:font-size-asian="28pt" style:font-family-complex="'Liberation Mono'" style:font-family-generic-complex="modern" style:font-pitch-complex="fixed" style:font-size-complex="28pt"/>
    </style:style>
    <style:style style:name="T18" style:family="text">
      <style:text-properties fo:font-size="28pt" fo:language="fr" fo:country="FR" style:font-size-asian="28pt" style:font-size-complex="28pt"/>
    </style:style>
    <style:style style:name="T19" style:family="text">
      <style:text-properties fo:color="#f030d0" fo:font-family="'Liberation Mono'" style:font-family-generic="modern" style:font-pitch="fixed" fo:font-size="28pt" fo:language="fr" fo:country="FR" style:font-family-asian="'Liberation Mono'" style:font-family-generic-asian="modern" style:font-pitch-asian="fixed" style:font-size-asian="28pt" style:font-family-complex="'Liberation Mono'" style:font-family-generic-complex="modern" style:font-pitch-complex="fixed" style:font-size-complex="28pt"/>
    </style:style>
    <style:style style:name="T20" style:family="text">
      <style:text-properties fo:color="#8016ff" fo:font-family="'Liberation Mono'" style:font-family-generic="modern" style:font-pitch="fixed" fo:font-size="28pt" fo:language="fr" fo:country="FR" style:font-family-asian="'Liberation Mono'" style:font-family-generic-asian="modern" style:font-pitch-asian="fixed" style:font-size-asian="28pt" style:font-family-complex="'Liberation Mono'" style:font-family-generic-complex="modern" style:font-pitch-complex="fixed" style:font-size-complex="28pt"/>
    </style:style>
    <style:style style:name="T21" style:family="text">
      <style:text-properties fo:color="#30f050" fo:font-family="'Liberation Mono'" style:font-family-generic="modern" style:font-pitch="fixed" fo:font-size="28pt" fo:language="fr" fo:country="FR" style:font-family-asian="'Liberation Mono'" style:font-family-generic-asian="modern" style:font-pitch-asian="fixed" style:font-size-asian="28pt" style:font-family-complex="'Liberation Mono'" style:font-family-generic-complex="modern" style:font-pitch-complex="fixed" style:font-size-complex="28pt"/>
    </style:style>
    <style:style style:name="T22" style:family="text">
      <style:text-properties fo:color="#0070e6" fo:font-family="'Liberation Mono'" style:font-family-generic="modern" style:font-pitch="fixed" fo:font-size="28pt" fo:language="fr" fo:country="FR" style:font-family-asian="'Liberation Mono'" style:font-family-generic-asian="modern" style:font-pitch-asian="fixed" style:font-size-asian="28pt" style:font-family-complex="'Liberation Mono'" style:font-family-generic-complex="modern" style:font-pitch-complex="fixed" style:font-size-complex="28pt"/>
    </style:style>
    <style:style style:name="T23" style:family="text">
      <style:text-properties fo:color="#0070e6" style:text-outline="false" style:text-line-through-style="none" style:text-position="0% 100%" fo:font-family="'Liberation Mono'" style:font-family-generic="modern" style:font-pitch="fixed" fo:font-size="26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6pt" style:font-style-asian="normal" style:font-weight-asian="normal" style:font-family-complex="'Liberation Mono'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position="0% 100%" fo:font-size="26pt" fo:language="fr" fo:country="FR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b030f0" style:text-outline="false" style:text-line-through-style="none" style:text-position="0% 100%" fo:font-family="'Liberation Mono'" style:font-family-generic="modern" style:font-pitch="fixed" fo:font-size="26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6pt" style:font-style-asian="normal" style:font-weight-asian="normal" style:font-family-complex="'Liberation Mono'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404040" style:text-outline="false" style:text-line-through-style="none" style:text-position="0% 100%" fo:font-family="'Liberation Mono'" style:font-family-generic="modern" style:font-pitch="fixed" fo:font-size="26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6pt" style:font-style-asian="normal" style:font-weight-asian="normal" style:font-family-complex="'Liberation Mono'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404040" style:text-outline="false" style:text-line-through-style="none" style:text-position="0% 100%" fo:font-family="'Liberation Mono'" style:font-family-generic="modern" style:font-pitch="fixed" fo:font-size="24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4pt" style:font-style-asian="normal" style:font-weight-asian="normal" style:font-family-complex="'Liberation Mono'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b030f0" fo:font-family="'Liberation Mono'" style:font-family-generic="modern" style:font-pitch="fixed" fo:font-size="24pt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29" style:family="text">
      <style:text-properties style:text-outline="false" style:text-line-through-style="none" style:text-position="0% 100%" fo:font-size="24pt" fo:language="fr" fo:country="FR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030d0" style:text-outline="false" style:text-line-through-style="none" style:text-position="0% 100%" fo:font-family="'Liberation Mono'" style:font-family-generic="modern" style:font-pitch="fixed" fo:font-size="24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4pt" style:font-style-asian="normal" style:font-weight-asian="normal" style:font-family-complex="'Liberation Mono'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0e6" fo:font-family="'Liberation Mono'" style:font-family-generic="modern" style:font-pitch="fixed" fo:font-size="16pt" fo:language="fr" fo:country="FR" fo:font-weight="normal" style:font-family-asian="'Liberation Mono'" style:font-family-generic-asian="modern" style:font-pitch-asian="fixed" style:font-size-asian="16pt" style:font-weight-asian="normal" style:font-family-complex="'Liberation Mono'" style:font-family-generic-complex="modern" style:font-pitch-complex="fixed" style:font-size-complex="16pt" style:font-weight-complex="normal"/>
    </style:style>
    <style:style style:name="T32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33" style:family="text">
      <style:text-properties fo:color="#b030f0" fo:font-family="'Liberation Mono'" style:font-family-generic="modern" style:font-pitch="fixed" fo:font-size="16pt" fo:language="fr" fo:country="FR" fo:font-weight="normal" style:font-family-asian="'Liberation Mono'" style:font-family-generic-asian="modern" style:font-pitch-asian="fixed" style:font-size-asian="16pt" style:font-weight-asian="normal" style:font-family-complex="'Liberation Mono'" style:font-family-generic-complex="modern" style:font-pitch-complex="fixed" style:font-size-complex="16pt" style:font-weight-complex="normal"/>
    </style:style>
    <style:style style:name="T34" style:family="text">
      <style:text-properties fo:color="#404040" fo:font-family="'Liberation Mono'" style:font-family-generic="modern" style:font-pitch="fixed" fo:font-size="16pt" fo:language="fr" fo:country="FR" fo:font-weight="normal" style:font-family-asian="'Liberation Mono'" style:font-family-generic-asian="modern" style:font-pitch-asian="fixed" style:font-size-asian="16pt" style:font-weight-asian="normal" style:font-family-complex="'Liberation Mono'" style:font-family-generic-complex="modern" style:font-pitch-complex="fixed" style:font-size-complex="16pt" style:font-weight-complex="normal"/>
    </style:style>
    <style:style style:name="T35" style:family="text">
      <style:text-properties fo:color="#8016ff" fo:font-family="'Liberation Mono'" style:font-family-generic="modern" style:font-pitch="fixed" fo:font-size="16pt" fo:language="fr" fo:country="FR" fo:font-weight="normal" style:font-family-asian="'Liberation Mono'" style:font-family-generic-asian="modern" style:font-pitch-asian="fixed" style:font-size-asian="16pt" style:font-weight-asian="normal" style:font-family-complex="'Liberation Mono'" style:font-family-generic-complex="modern" style:font-pitch-complex="fixed" style:font-size-complex="16pt" style:font-weight-complex="normal"/>
    </style:style>
    <style:style style:name="T36" style:family="text">
      <style:text-properties fo:color="#ff6633" fo:font-family="'Liberation Mono'" style:font-family-generic="modern" style:font-pitch="fixed" fo:font-size="16pt" fo:language="fr" fo:country="FR" fo:font-weight="normal" style:font-family-asian="'Liberation Mono'" style:font-family-generic-asian="modern" style:font-pitch-asian="fixed" style:font-size-asian="16pt" style:font-weight-asian="normal" style:font-family-complex="'Liberation Mono'" style:font-family-generic-complex="modern" style:font-pitch-complex="fixed" style:font-size-complex="16pt" style:font-weight-complex="normal"/>
    </style:style>
    <style:style style:name="T37" style:family="text">
      <style:text-properties fo:color="#f030d0" fo:font-family="'Liberation Mono'" style:font-family-generic="modern" style:font-pitch="fixed" fo:font-size="16pt" fo:language="fr" fo:country="FR" fo:font-weight="normal" style:font-family-asian="'Liberation Mono'" style:font-family-generic-asian="modern" style:font-pitch-asian="fixed" style:font-size-asian="16pt" style:font-weight-asian="normal" style:font-family-complex="'Liberation Mono'" style:font-family-generic-complex="modern" style:font-pitch-complex="fixed" style:font-size-complex="16pt" style:font-weight-complex="normal"/>
    </style:style>
    <style:style style:name="T38" style:family="text">
      <style:text-properties fo:color="#40404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39" style:family="text">
      <style:text-properties fo:color="#ff6633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40" style:family="text">
      <style:text-properties fo:color="#b030f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41" style:family="text">
      <style:text-properties fo:color="#f030d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42" style:family="text">
      <style:text-properties fo:color="#0070e6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43" style:family="text">
      <style:text-properties fo:color="#8016ff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44" style:family="text">
      <style:text-properties fo:color="#000000" fo:font-family="Arial" style:font-pitch="variable" fo:font-size="16pt" fo:language="fr" fo:country="FR" style:font-family-asian="SimSun" style:font-pitch-asian="variable" style:font-size-asian="16pt" style:font-family-complex="SimSun" style:font-pitch-complex="variable" style:font-size-complex="16pt"/>
    </style:style>
    <style:style style:name="T45" style:family="text">
      <style:text-properties fo:color="#b030f0"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46" style:family="text">
      <style:text-properties fo:color="#404040"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47" style:family="text">
      <style:text-properties fo:font-size="20pt" fo:language="fr" fo:country="FR" style:font-size-asian="20pt" style:font-size-complex="20pt"/>
    </style:style>
    <style:style style:name="T48" style:family="text">
      <style:text-properties fo:color="#f030d0"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49" style:family="text">
      <style:text-properties fo:color="#0070e6" fo:font-family="'Liberation Mono'" style:font-family-generic="modern" style:font-pitch="fixed" fo:font-size="26pt" fo:language="fr" fo:country="FR" style:font-family-asian="'Liberation Mono'" style:font-family-generic-asian="modern" style:font-pitch-asian="fixed" style:font-size-asian="26pt" style:font-family-complex="'Liberation Mono'" style:font-family-generic-complex="modern" style:font-pitch-complex="fixed" style:font-size-complex="26pt"/>
    </style:style>
    <style:style style:name="T50" style:family="text">
      <style:text-properties fo:color="#b030f0" fo:font-family="'Liberation Mono'" style:font-family-generic="modern" style:font-pitch="fixed" fo:font-size="26pt" fo:language="fr" fo:country="FR" style:font-family-asian="'Liberation Mono'" style:font-family-generic-asian="modern" style:font-pitch-asian="fixed" style:font-size-asian="26pt" style:font-family-complex="'Liberation Mono'" style:font-family-generic-complex="modern" style:font-pitch-complex="fixed" style:font-size-complex="26pt"/>
    </style:style>
    <style:style style:name="T51" style:family="text">
      <style:text-properties fo:color="#ff4080" fo:font-family="'Liberation Mono'" style:font-family-generic="modern" style:font-pitch="fixed" fo:font-size="26pt" fo:language="fr" fo:country="FR" style:font-family-asian="'Liberation Mono'" style:font-family-generic-asian="modern" style:font-pitch-asian="fixed" style:font-size-asian="26pt" style:font-family-complex="'Liberation Mono'" style:font-family-generic-complex="modern" style:font-pitch-complex="fixed" style:font-size-complex="26pt"/>
    </style:style>
    <style:style style:name="T52" style:family="text">
      <style:text-properties fo:color="#330066" fo:font-size="39pt" fo:language="fr" fo:country="FR" fo:font-weight="bold" style:font-size-asian="39pt" style:font-weight-asian="bold" style:font-size-complex="39pt" style:font-weight-complex="bold"/>
    </style:style>
    <text:list-style style:name="L1">
      <text:list-level-style-number text:level="1" style:num-format="">
        <style:list-level-properties/>
        <style:text-properties fo:color="#33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937cm" svg:height="2.673cm" svg:x="1.062cm" svg:y="-0.001cm" presentation:class="title" presentation:user-transformed="true">
          <draw:text-box>
            <text:list text:style-name="L1">
              <text:list-header>
                <text:p text:style-name="P1"><text:span text:style-name="T1">Allocation Dynamique : new</text:span></text:p>
              </text:list-header>
            </text:list>
          </draw:text-box>
        </draw:frame>
        <draw:frame presentation:style-name="pr2" draw:text-style-name="P2" draw:layer="layout" svg:width="22.842cm" svg:height="15.501cm" svg:x="1.16cm" svg:y="2.999cm" presentation:class="outline" presentation:user-transformed="true">
          <draw:text-box>
            <text:p text:style-name="P3"><text:span text:style-name="T2">int</text:span><text:span text:style-name="T3"> </text:span><text:span text:style-name="T4">n;</text:span></text:p>
            <text:list text:style-name="L2">
              <text:list-header>
                <text:p text:style-name="P4"><text:span text:style-name="T1">4 octets sont alloués à la variable n, on parle</text:span></text:p>
                <text:p text:style-name="P4"><text:span text:style-name="T1">d'allocation automatique.</text:span></text:p>
              </text:list-header>
            </text:list>
            <text:p text:style-name="P3"><text:span text:style-name="T2">int</text:span><text:span text:style-name="T3"> </text:span><text:span text:style-name="T4">*pn;</text:span></text:p>
            <text:list text:continue-numbering="true" text:style-name="L2">
              <text:list-header>
                <text:p text:style-name="P4"><text:span text:style-name="T1">pn est un pointeur vers une zone qui n'existe</text:span></text:p>
                <text:p text:style-name="P4"><text:span text:style-name="T1">pas encore</text:span></text:p>
              </text:list-header>
            </text:list>
            <text:p text:style-name="P3"><text:span text:style-name="T4">pn</text:span><text:span text:style-name="T3"> </text:span><text:span text:style-name="T4">=</text:span><text:span text:style-name="T3"> </text:span><text:span text:style-name="T5">new</text:span><text:span text:style-name="T3"> </text:span><text:span text:style-name="T2">int</text:span><text:span text:style-name="T4">;</text:span></text:p>
            <text:list text:continue-numbering="true" text:style-name="L2">
              <text:list-header>
                <text:p text:style-name="P4"><text:span text:style-name="T1">« </text:span><text:span text:style-name="T6">new</text:span><text:span text:style-name="T1"> int » permet d'allouer une zone de 4</text:span></text:p>
                <text:p text:style-name="P4"><text:span text:style-name="T1">octets dont l'adresse est mise dans pn. On</text:span></text:p>
                <text:p text:style-name="P4"><text:span text:style-name="T1">parle d'allocation dynamique.</text:span></text:p>
              </text:list-header>
            </text:list>
          </draw:text-box>
        </draw:frame>
        <draw:custom-shape draw:style-name="gr1" draw:text-style-name="P2" draw:layer="layout" svg:width="21.502cm" svg:height="4.4cm" svg:x="1.001cm" svg:y="13.8cm">
          <text:p/>
          <draw:enhanced-geometry svg:viewBox="0 0 21600 21600" draw:path-stretchpoint-x="10800" draw:path-stretchpoint-y="10800" draw:text-areas="?f3 ?f4 ?f5 ?f6" draw:type="round-rectangle" draw:modifiers="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1.502cm" svg:height="3.2cm" svg:x="1.001cm" svg:y="9cm">
          <text:p/>
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1.502cm" svg:height="2.999cm" svg:x="1.001cm" svg:y="4.498cm">
          <text:p/>
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32.76cm" svg:height="34.687cm" svg:x="-32.773cm" svg:y="-32.773cm" draw:page-number="1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929cm" svg:height="2.673cm" svg:x="1.269cm" svg:y="0.321cm" presentation:class="title" presentation:user-transformed="true">
          <draw:text-box>
            <text:list text:style-name="L1">
              <text:list-header>
                <text:p text:style-name="P1"><text:span text:style-name="T1">Allocation dynamique</text:span></text:p>
              </text:list-header>
            </text:list>
          </draw:text-box>
        </draw:frame>
        <draw:frame presentation:style-name="pr4" draw:text-style-name="P2" draw:layer="layout" svg:width="22.834cm" svg:height="13.517cm" svg:x="1.27cm" svg:y="3.501cm" presentation:class="outline" presentation:user-transformed="true">
          <draw:text-box>
            <text:list text:style-name="L2">
              <text:list-header>
                <text:p text:style-name="P6"><text:span text:style-name="T1">1- </text:span><text:span text:style-name="T2">int</text:span><text:span text:style-name="T3"> </text:span><text:span text:style-name="T4">*pn;</text:span></text:p>
                <text:p text:style-name="P6"><text:span text:style-name="T1"/></text:p>
                <text:p text:style-name="P6"><text:span text:style-name="T1">2- </text:span><text:span text:style-name="T4">pn</text:span><text:span text:style-name="T3"> </text:span><text:span text:style-name="T4">=</text:span><text:span text:style-name="T3"> </text:span><text:span text:style-name="T5">new</text:span><text:span text:style-name="T3"> </text:span><text:span text:style-name="T2">int</text:span><text:span text:style-name="T4">;</text:span></text:p>
                <text:p text:style-name="P6"><text:span text:style-name="T1"/></text:p>
                <text:p text:style-name="P6"><text:span text:style-name="T1"/></text:p>
                <text:p text:style-name="P6"><text:span text:style-name="T1">3- </text:span><text:span text:style-name="T4">POINT</text:span><text:span text:style-name="T3"> </text:span><text:span text:style-name="T4">*pp;</text:span></text:p>
                <text:p text:style-name="P6"><text:span text:style-name="T1">4- </text:span><text:span text:style-name="T4">pp</text:span><text:span text:style-name="T3"> </text:span><text:span text:style-name="T4">=</text:span><text:span text:style-name="T3"> </text:span><text:span text:style-name="T5">new</text:span><text:span text:style-name="T3"> </text:span><text:span text:style-name="T4">POINT;</text:span></text:p>
              </text:list-header>
            </text:list>
          </draw:text-box>
        </draw:frame>
        <draw:custom-shape draw:style-name="gr3" draw:text-style-name="P2" draw:layer="layout" svg:width="1.001cm" svg:height="1.001cm" svg:x="13.184cm" svg:y="3.995cm">
          <text:p/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7" draw:layer="layout" svg:x1="14.204cm" svg:y1="4.595cm" svg:x2="17.203cm" svg:y2="4.595cm">
          <text:p/>
        </draw:line>
        <draw:line draw:style-name="gr4" draw:text-style-name="P7" draw:layer="layout" svg:x1="13.701cm" svg:y1="4.996cm" svg:x2="13.701cm" svg:y2="7.598cm">
          <text:p/>
        </draw:line>
        <draw:custom-shape draw:style-name="gr5" draw:text-style-name="P8" draw:layer="layout" svg:width="1.499cm" svg:height="1.014cm" svg:x="13.101cm" svg:y="2.994cm">
          <text:list text:style-name="L3">
            <text:list-header>
              <text:p text:style-name="P1"><text:span text:style-name="T7">p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1.001cm" svg:height="1.014cm" svg:x="15.199cm" svg:y="3.581cm">
          <text:list text:style-name="L3">
            <text:list-header>
              <text:p text:style-name="P1"><text:span text:style-name="T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8" draw:layer="layout" svg:width="1.001cm" svg:height="1.014cm" svg:x="14.199cm" svg:y="6cm">
          <text:list text:style-name="L3">
            <text:list-header>
              <text:p text:style-name="P1"><text:span text:style-name="T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001cm" svg:height="1.001cm" svg:x="13.2cm" svg:y="11.2cm">
          <text:p/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7" draw:layer="layout" svg:x1="14.201cm" svg:y1="11.8cm" svg:x2="17.298cm" svg:y2="11.8cm">
          <text:p/>
        </draw:line>
        <draw:custom-shape draw:style-name="gr8" draw:text-style-name="P8" draw:layer="layout" svg:width="1.001cm" svg:height="1.014cm" svg:x="15.097cm" svg:y="10.786cm">
          <text:list text:style-name="L3">
            <text:list-header>
              <text:p text:style-name="P1"><text:span text:style-name="T7">3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4" draw:text-style-name="P7" draw:layer="layout" svg:x1="13.699cm" svg:y1="11.703cm" svg:x2="13.703cm" svg:y2="15.204cm">
          <text:p/>
        </draw:line>
        <draw:custom-shape draw:style-name="gr9" draw:text-style-name="P8" draw:layer="layout" svg:width="1.001cm" svg:height="1.014cm" svg:x="14.197cm" svg:y="13.7cm">
          <text:list text:style-name="L3">
            <text:list-header>
              <text:p text:style-name="P1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001cm" svg:height="1.014cm" svg:x="21.698cm" svg:y="14.203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6.998cm" svg:height="2.002cm" svg:x="13.701cm" svg:y="7.598cm">
          <text:list text:style-name="L3">
            <text:list-header>
              <text:p text:style-name="P1"><text:span text:style-name="T7">4 octet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0.998cm" svg:height="2.5cm" svg:x="13.703cm" svg:y="15.246cm">
          <text:p/>
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19.206cm" svg:y1="15.246cm" svg:x2="19.211cm" svg:y2="17.746cm">
          <text:p/>
        </draw:line>
        <draw:custom-shape draw:style-name="gr13" draw:text-style-name="P8" draw:layer="layout" svg:width="4.497cm" svg:height="1.014cm" svg:x="14.206cm" svg:y="16.229cm">
          <text:list text:style-name="L3">
            <text:list-header>
              <text:p text:style-name="P1"><text:span text:style-name="T7">x (4 octet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8" draw:layer="layout" svg:width="3.634cm" svg:height="1.014cm" svg:x="19.704cm" svg:y="16.229cm">
          <text:list text:style-name="L3">
            <text:list-header>
              <text:p text:style-name="P1"><text:span text:style-name="T7">y (4 octet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1.499cm" svg:height="1.014cm" svg:x="13.2cm" svg:y="10.186cm">
          <text:list text:style-name="L3">
            <text:list-header>
              <text:p text:style-name="P1"><text:span text:style-name="T7">p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32.751cm" svg:height="34.678cm" svg:x="-32.773cm" svg:y="-32.773cm" draw:page-number="2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0.924cm" svg:height="3.564cm" svg:x="1.499cm" svg:y="-0.002cm" presentation:class="title" presentation:user-transformed="true">
          <draw:text-box>
            <text:list text:style-name="L1">
              <text:list-header>
                <text:p text:style-name="P1"><text:span text:style-name="T1">Allocation <text:s/>dynamique</text:span><text:span text:style-name="T1"><text:line-break/></text:span><text:span text:style-name="T1">persistance </text:span></text:p>
              </text:list-header>
            </text:list>
          </draw:text-box>
        </draw:frame>
        <draw:frame presentation:style-name="pr6" draw:text-style-name="P12" draw:layer="layout" svg:width="22.829cm" svg:height="14.739cm" svg:x="1.67cm" svg:y="3.501cm" presentation:class="outline" presentation:user-transformed="true">
          <draw:text-box>
            <text:p text:style-name="P9"><text:span text:style-name="T8">{</text:span></text:p>
            <text:p text:style-name="P9"><text:span text:style-name="T8"><text:s text:c="4"/></text:span><text:span text:style-name="T8">POINT p;</text:span></text:p>
            <text:p text:style-name="P10"><text:span text:style-name="T8"><text:s text:c="4"/></text:span><text:span text:style-name="T9">// Ici p occupe 8 octets</text:span></text:p>
            <text:p text:style-name="P9"><text:span text:style-name="T8">}</text:span></text:p>
            <text:p text:style-name="P11"><text:span text:style-name="T10">// Ici <text:s/>p n'existe plus. p est une variable</text:span></text:p>
            <text:p text:style-name="P11"><text:span text:style-name="T10">// automatique : allouée et libérée</text:span></text:p>
            <text:p text:style-name="P11"><text:span text:style-name="T10">// automatiquement.</text:span></text:p>
            <text:p text:style-name="P9"><text:span text:style-name="T8">{</text:span></text:p>
            <text:p text:style-name="P10"><text:span text:style-name="T11"><text:s text:c="4"/></text:span><text:span text:style-name="T11">POINT</text:span><text:span text:style-name="T8"> </text:span><text:span text:style-name="T11">*pp;</text:span></text:p>
            <text:p text:style-name="P10"><text:span text:style-name="T11"><text:s text:c="4"/></text:span><text:span text:style-name="T11">pp</text:span><text:span text:style-name="T8"> </text:span><text:span text:style-name="T11">=</text:span><text:span text:style-name="T8"> </text:span><text:span text:style-name="T12">new</text:span><text:span text:style-name="T8"> </text:span><text:span text:style-name="T11">POINT;</text:span></text:p>
            <text:p text:style-name="P9"><text:span text:style-name="T8">}</text:span></text:p>
            <text:p text:style-name="P11"><text:span text:style-name="T10">// Ici l'emplacement pointé par pp ne disparaît pas</text:span></text:p>
          </draw:text-box>
        </draw:frame>
        <draw:custom-shape draw:style-name="gr1" draw:text-style-name="P2" draw:layer="layout" svg:width="1.001cm" svg:height="1.001cm" svg:x="12.903cm" svg:y="11.501cm">
          <text:p/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7" draw:layer="layout" svg:x1="13.402cm" svg:y1="11.999cm" svg:x2="14.403cm" svg:y2="14.001cm">
          <text:p/>
        </draw:line>
        <draw:custom-shape draw:style-name="gr16" draw:text-style-name="P8" draw:layer="layout" svg:width="2.002cm" svg:height="1.349cm" svg:x="13.9cm" svg:y="11.148cm">
          <text:list text:style-name="L3">
            <text:list-header>
              <text:p text:style-name="P1"><text:span text:style-name="T13">p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0.997cm" svg:height="2.5cm" svg:x="14.403cm" svg:y="5.001cm">
          <text:p/>
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19.901cm" svg:y1="5.001cm" svg:x2="19.906cm" svg:y2="7.501cm">
          <text:p/>
        </draw:line>
        <draw:custom-shape draw:style-name="gr17" draw:text-style-name="P8" draw:layer="layout" svg:width="4.498cm" svg:height="1.015cm" svg:x="14.901cm" svg:y="5.988cm">
          <text:list text:style-name="L3">
            <text:list-header>
              <text:p text:style-name="P1"><text:span text:style-name="T7">x (4 octet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8" draw:layer="layout" svg:width="3.634cm" svg:height="1.015cm" svg:x="20.404cm" svg:y="5.988cm">
          <text:list text:style-name="L3">
            <text:list-header>
              <text:p text:style-name="P1"><text:span text:style-name="T7">y (4 octet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8" draw:layer="layout" svg:width="0.852cm" svg:height="1.014cm" svg:x="18.9cm" svg:y="3.991cm">
          <text:list text:style-name="L3">
            <text:list-header>
              <text:p text:style-name="P1"><text:span text:style-name="T7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0.997cm" svg:height="2.5cm" svg:x="14.403cm" svg:y="13cm">
          <text:p/>
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19.901cm" svg:y1="13cm" svg:x2="19.906cm" svg:y2="15.5cm">
          <text:p/>
        </draw:line>
        <draw:custom-shape draw:style-name="gr20" draw:text-style-name="P8" draw:layer="layout" svg:width="4.498cm" svg:height="1.014cm" svg:x="14.901cm" svg:y="13.988cm">
          <text:list text:style-name="L3">
            <text:list-header>
              <text:p text:style-name="P1"><text:span text:style-name="T7">x (4 octet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8" draw:layer="layout" svg:width="3.634cm" svg:height="1.014cm" svg:x="20.404cm" svg:y="13.988cm">
          <text:list text:style-name="L3">
            <text:list-header>
              <text:p text:style-name="P1"><text:span text:style-name="T7">y (4 octets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32.747cm" svg:height="34.674cm" svg:x="-32.773cm" svg:y="-32.773cm" draw:page-number="3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0.924cm" svg:height="2.175cm" svg:x="1.27cm" svg:y="0.325cm" presentation:class="title" presentation:user-transformed="true">
          <draw:text-box>
            <text:list text:style-name="L1">
              <text:list-header>
                <text:p text:style-name="P1"><text:span text:style-name="T1">Libération : delete</text:span></text:p>
              </text:list-header>
            </text:list>
          </draw:text-box>
        </draw:frame>
        <draw:frame presentation:style-name="pr8" draw:text-style-name="P2" draw:layer="layout" svg:width="22.829cm" svg:height="15.255cm" svg:x="1.269cm" svg:y="2.5cm" presentation:class="outline" presentation:user-transformed="true">
          <draw:text-box>
            <text:list text:style-name="L2">
              <text:list-header>
                <text:p text:style-name="P13"><text:span text:style-name="T1">- Les zones allouée par « new » ne sont pas libérées automatiquement.</text:span></text:p>
                <text:p text:style-name="P13"><text:span text:style-name="T1">- Il faut utiliser «  delete » pour libérer la mémoire.</text:span></text:p>
                <text:p text:style-name="P13"><text:span text:style-name="T1"/></text:p>
              </text:list-header>
            </text:list>
            <text:p text:style-name="P3"><text:span text:style-name="T14">POINT</text:span><text:span text:style-name="T13"> </text:span><text:span text:style-name="T14">*pp;</text:span></text:p>
            <text:p text:style-name="P3"><text:span text:style-name="T14">pp</text:span><text:span text:style-name="T13"> </text:span><text:span text:style-name="T14">=</text:span><text:span text:style-name="T13"> </text:span><text:span text:style-name="T15">new</text:span><text:span text:style-name="T13"> </text:span><text:span text:style-name="T14">POINT</text:span></text:p>
            <text:p text:style-name="P3"><text:span text:style-name="T15">delete</text:span><text:span text:style-name="T13"> </text:span><text:span text:style-name="T14">pp;</text:span></text:p>
            <text:list text:style-name="L4">
              <text:list-item>
                <text:list>
                  <text:list-header>
                    <text:p text:style-name="P14"><text:span text:style-name="T1"/></text:p>
                  </text:list-header>
                </text:list>
              </text:list-item>
            </text:list>
            <text:list text:style-name="L2">
              <text:list-header>
                <text:p text:style-name="P13"><text:span text:style-name="T1">- delete pp, signifie que la mémoire qui a été allouée par « new » est rendue au système. </text:span></text:p>
              </text:list-header>
            </text:list>
          </draw:text-box>
        </draw:frame>
        <presentation:notes draw:style-name="dp2">
          <draw:page-thumbnail draw:style-name="gr2" draw:layer="layout" svg:width="32.747cm" svg:height="34.674cm" svg:x="-32.773cm" svg:y="-32.773cm" draw:page-number="4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0.924cm" svg:height="3.577cm" svg:x="1.27cm" svg:y="0.321cm" presentation:class="title" presentation:user-transformed="true">
          <draw:text-box>
            <text:list text:style-name="L1">
              <text:list-header>
                <text:p text:style-name="P1"><text:span text:style-name="T1">Allocation dynamique : tableau</text:span></text:p>
              </text:list-header>
            </text:list>
          </draw:text-box>
        </draw:frame>
        <draw:frame presentation:style-name="pr10" draw:text-style-name="P2" draw:layer="layout" svg:width="22.829cm" svg:height="14.5cm" svg:x="1.172cm" svg:y="3.999cm" presentation:class="outline" presentation:user-transformed="true">
          <draw:text-box>
            <text:list text:style-name="L2">
              <text:list-header>
                <text:p text:style-name="P13"><text:span text:style-name="T1">- Pour allouer un point:</text:span></text:p>
              </text:list-header>
            </text:list>
            <text:p text:style-name="P3"><text:span text:style-name="T4">POINT</text:span><text:span text:style-name="T3"> </text:span><text:span text:style-name="T4">*pp</text:span><text:span text:style-name="T3"> </text:span><text:span text:style-name="T4">=</text:span><text:span text:style-name="T3"> </text:span><text:span text:style-name="T5">new</text:span><text:span text:style-name="T3"> </text:span><text:span text:style-name="T4">POINT;</text:span></text:p>
            <text:list text:style-name="L4">
              <text:list-item>
                <text:list>
                  <text:list-header>
                    <text:p text:style-name="P14"><text:span text:style-name="T1"/></text:p>
                  </text:list-header>
                </text:list>
              </text:list-item>
            </text:list>
            <text:list text:style-name="L2">
              <text:list-header>
                <text:p text:style-name="P13"><text:span text:style-name="T1"/></text:p>
                <text:p text:style-name="P13"><text:span text:style-name="T1"/></text:p>
                <text:p text:style-name="P13"><text:span text:style-name="T1">- Pour allouer un tableau de 6 POINTS:</text:span></text:p>
              </text:list-header>
            </text:list>
            <text:p text:style-name="P3"><text:span text:style-name="T4">POINT</text:span><text:span text:style-name="T3"> </text:span><text:span text:style-name="T4">*pp</text:span><text:span text:style-name="T3"> </text:span><text:span text:style-name="T4">=</text:span><text:span text:style-name="T3"> </text:span><text:span text:style-name="T5">new</text:span><text:span text:style-name="T3"> </text:span><text:span text:style-name="T4">POINT[</text:span><text:span text:style-name="T16">6</text:span><text:span text:style-name="T4">];</text:span></text:p>
          </draw:text-box>
        </draw:frame>
        <draw:custom-shape draw:style-name="gr1" draw:text-style-name="P2" draw:layer="layout" svg:width="1.001cm" svg:height="1.001cm" svg:x="6.5cm" svg:y="9cm">
          <text:p/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98cm" svg:height="2.999cm" svg:x="10.998cm" svg:y="7.999cm">
          <text:p/>
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2.862cm" svg:height="1.014cm" svg:x="6.138cm" svg:y="16.501cm">
          <text:list text:style-name="L3">
            <text:list-header>
              <text:p text:style-name="P1"><text:span text:style-name="T7">Un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2.002cm" svg:y1="16.999cm" svg:x2="6.002cm" svg:y2="17.004cm">
          <text:p/>
        </draw:line>
        <draw:custom-shape draw:style-name="gr23" draw:text-style-name="P8" draw:layer="layout" svg:width="2.5cm" svg:height="1.499cm" svg:x="6.002cm" svg:y="7.501cm">
          <text:list text:style-name="L3">
            <text:list-header>
              <text:p text:style-name="P1"><text:span text:style-name="T13">p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998cm" svg:height="2.999cm" svg:x="6.002cm" svg:y="15.5cm">
          <text:p/>
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99cm" svg:height="2.999cm" svg:x="20.999cm" svg:y="15.5cm">
          <text:p/>
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99cm" svg:height="2.999cm" svg:x="18cm" svg:y="15.5cm">
          <text:p/>
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98cm" svg:height="2.999cm" svg:x="15.002cm" svg:y="15.5cm">
          <text:p/>
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98cm" svg:height="2.999cm" svg:x="11.999cm" svg:y="15.5cm">
          <text:p/>
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99cm" svg:height="2.999cm" svg:x="9cm" svg:y="15.5cm">
          <text:p/>
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98cm" svg:height="2.999cm" svg:x="10.998cm" svg:y="7.999cm">
          <text:p/>
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98cm" svg:height="2.999cm" svg:x="10.998cm" svg:y="7.999cm">
          <text:p/>
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98cm" svg:height="2.999cm" svg:x="10.998cm" svg:y="7.999cm">
          <text:p/>
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98cm" svg:height="2.999cm" svg:x="10.998cm" svg:y="7.999cm">
          <text:p/>
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98cm" svg:height="2.999cm" svg:x="10.998cm" svg:y="7.999cm">
          <text:p/>
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98cm" svg:height="2.999cm" svg:x="10.998cm" svg:y="7.999cm">
          <text:p/>
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2.998cm" svg:height="1.014cm" svg:x="10.998cm" svg:y="9cm">
          <text:list text:style-name="L3">
            <text:list-header>
              <text:p text:style-name="P1"><text:span text:style-name="T7">Un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8" draw:layer="layout" svg:width="2.999cm" svg:height="1.014cm" svg:x="9cm" svg:y="16.501cm">
          <text:list text:style-name="L3">
            <text:list-header>
              <text:p text:style-name="P1"><text:span text:style-name="T7">Un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8" draw:layer="layout" svg:width="2.998cm" svg:height="1.014cm" svg:x="11.999cm" svg:y="16.501cm">
          <text:list text:style-name="L3">
            <text:list-header>
              <text:p text:style-name="P1"><text:span text:style-name="T7">Un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8" draw:layer="layout" svg:width="2.998cm" svg:height="1.014cm" svg:x="15.002cm" svg:y="16.488cm">
          <text:list text:style-name="L3">
            <text:list-header>
              <text:p text:style-name="P1"><text:span text:style-name="T7">Un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8" draw:layer="layout" svg:width="2.999cm" svg:height="1.014cm" svg:x="18cm" svg:y="16.488cm">
          <text:list text:style-name="L3">
            <text:list-header>
              <text:p text:style-name="P1"><text:span text:style-name="T7">Un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8" draw:layer="layout" svg:width="2.999cm" svg:height="1.014cm" svg:x="20.999cm" svg:y="16.488cm">
          <text:list text:style-name="L3">
            <text:list-header>
              <text:p text:style-name="P1"><text:span text:style-name="T7">Un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001cm" svg:height="1.001cm" svg:x="1.499cm" svg:y="16.501cm">
          <text:p/>
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7" draw:layer="layout" svg:x1="6.998cm" svg:y1="9.499cm" svg:x2="10.998cm" svg:y2="9.503cm">
          <text:p/>
        </draw:line>
        <draw:custom-shape draw:style-name="gr30" draw:text-style-name="P8" draw:layer="layout" svg:width="1.526cm" svg:height="1.354cm" svg:x="1.473cm" svg:y="15.002cm">
          <text:list text:style-name="L3">
            <text:list-header>
              <text:p text:style-name="P1"><text:span text:style-name="T13">p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32.747cm" svg:height="34.674cm" svg:x="-32.773cm" svg:y="-32.773cm" draw:page-number="5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0.924cm" svg:height="3.577cm" svg:x="1.27cm" svg:y="0.321cm" presentation:class="title" presentation:user-transformed="true">
          <draw:text-box>
            <text:list text:style-name="L1">
              <text:list-header>
                <text:p text:style-name="P1"><text:span text:style-name="T1">Libération </text:span></text:p>
              </text:list-header>
            </text:list>
          </draw:text-box>
        </draw:frame>
        <draw:frame presentation:style-name="pr11" draw:text-style-name="P2" draw:layer="layout" svg:width="22.829cm" svg:height="13.794cm" svg:x="1.269cm" svg:y="4.775cm" presentation:class="outline" presentation:user-transformed="true">
          <draw:text-box>
            <text:p text:style-name="P3"><text:span text:style-name="T17">POINT</text:span><text:span text:style-name="T18"> </text:span><text:span text:style-name="T17">*pp;</text:span></text:p>
            <text:p text:style-name="P3"><text:span text:style-name="T17">pp</text:span><text:span text:style-name="T18"> </text:span><text:span text:style-name="T17">=</text:span><text:span text:style-name="T18"> </text:span><text:span text:style-name="T19">new</text:span><text:span text:style-name="T18"> </text:span><text:span text:style-name="T17">POINT;</text:span></text:p>
            <text:p text:style-name="P15"><text:span text:style-name="T18">........</text:span></text:p>
            <text:p text:style-name="P3"><text:span text:style-name="T19">delete</text:span><text:span text:style-name="T18"> </text:span><text:span text:style-name="T17">pp;</text:span></text:p>
            <text:list text:style-name="L2">
              <text:list-header>
                <text:p text:style-name="P13"><text:span text:style-name="T1"/></text:p>
              </text:list-header>
            </text:list>
            <text:p text:style-name="P3"><text:span text:style-name="T17">POINT</text:span><text:span text:style-name="T18"> </text:span><text:span text:style-name="T17">*tp;</text:span></text:p>
            <text:p text:style-name="P3"><text:span text:style-name="T17">tp</text:span><text:span text:style-name="T18"> </text:span><text:span text:style-name="T17">=</text:span><text:span text:style-name="T18"> </text:span><text:span text:style-name="T19">new</text:span><text:span text:style-name="T18"> </text:span><text:span text:style-name="T17">POINT[</text:span><text:span text:style-name="T20">6</text:span><text:span text:style-name="T17">];</text:span></text:p>
            <text:p text:style-name="P15"><text:span text:style-name="T18">......</text:span></text:p>
            <text:p text:style-name="P3"><text:span text:style-name="T19">delete</text:span><text:span text:style-name="T18"> </text:span><text:span text:style-name="T17">[]</text:span><text:span text:style-name="T18"> </text:span><text:span text:style-name="T17">tp;</text:span></text:p>
          </draw:text-box>
        </draw:frame>
        <draw:line draw:style-name="gr12" draw:text-style-name="P7" draw:layer="layout" svg:x1="1.499cm" svg:y1="11.501cm" svg:x2="18cm" svg:y2="11.505cm">
          <text:p/>
        </draw:line>
        <presentation:notes draw:style-name="dp2">
          <draw:page-thumbnail draw:style-name="gr2" draw:layer="layout" svg:width="32.747cm" svg:height="34.674cm" svg:x="-32.773cm" svg:y="-32.773cm" draw:page-number="6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924cm" svg:height="2.673cm" svg:x="1.27cm" svg:y="0.321cm" presentation:class="title" presentation:user-transformed="true">
          <draw:text-box>
            <text:list text:style-name="L1">
              <text:list-header>
                <text:p text:style-name="P1"><text:span text:style-name="T1">Allocation dynamique</text:span></text:p>
              </text:list-header>
            </text:list>
          </draw:text-box>
        </draw:frame>
        <draw:frame presentation:style-name="pr12" draw:text-style-name="P2" draw:layer="layout" svg:width="23.808cm" svg:height="15.064cm" svg:x="1.195cm" svg:y="2.998cm" presentation:class="outline" presentation:user-transformed="true">
          <draw:text-box>
            <text:list text:style-name="L2">
              <text:list-header>
                <text:p text:style-name="P13"><text:span text:style-name="T1">Exemple d'identité : </text:span></text:p>
                <text:p text:style-name="P13"><text:span text:style-name="T1">Driss MATROUF</text:span></text:p>
                <text:p text:style-name="P13"><text:span text:style-name="T1">1678977779</text:span></text:p>
                <text:p text:style-name="P13"><text:span text:style-name="T1">260, Rue Emile Fournier, 84140 Montfavet</text:span></text:p>
                <text:p text:style-name="P13"><text:span text:style-name="T1">Maître de conférences</text:span></text:p>
                <text:p text:style-name="P13"><text:span text:style-name="T1"/></text:p>
                <text:p text:style-name="P13"><text:span text:style-name="T1">Quelle est la taille nécessaire ?</text:span></text:p>
                <text:p text:style-name="P13"><text:span text:style-name="T1">Réponse : 5 + 7 + 4 + 40 + 21 = 77</text:span></text:p>
                <text:p text:style-name="P13"><text:span text:style-name="T1">L'identité de MATROUF occupe 284 octets, nous n'avons besoin en réalité que de 77 octets.</text:span></text:p>
              </text:list-header>
            </text:list>
          </draw:text-box>
        </draw:frame>
        <presentation:notes draw:style-name="dp2">
          <draw:page-thumbnail draw:style-name="gr2" draw:layer="layout" svg:width="32.747cm" svg:height="34.674cm" svg:x="-32.773cm" svg:y="-32.773cm" draw:page-number="7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0.924cm" svg:height="3.577cm" svg:x="1.27cm" svg:y="0.321cm" presentation:class="title" presentation:user-transformed="true">
          <draw:text-box>
            <text:list text:style-name="L1">
              <text:list-header>
                <text:p text:style-name="P1"><text:span text:style-name="T1">Allocation dynamique</text:span></text:p>
              </text:list-header>
            </text:list>
          </draw:text-box>
        </draw:frame>
        <draw:frame presentation:style-name="pr13" draw:text-style-name="P2" draw:layer="layout" svg:width="22.829cm" svg:height="14.655cm" svg:x="1.269cm" svg:y="3.999cm" presentation:class="outline" presentation:user-transformed="true">
          <draw:text-box>
            <text:p text:style-name="P3"><text:span text:style-name="T21">typedef</text:span><text:span text:style-name="T18"> </text:span><text:span text:style-name="T22">struct</text:span><text:span text:style-name="T18"> </text:span><text:span text:style-name="T17">Identite</text:span></text:p>
            <text:p text:style-name="P15"><text:span text:style-name="T18">{</text:span></text:p>
            <text:p text:style-name="P3"><text:span text:style-name="T18"><text:s text:c="4"/></text:span><text:span text:style-name="T22">char</text:span><text:span text:style-name="T18"> </text:span><text:span text:style-name="T17">nom[</text:span><text:span text:style-name="T20">30</text:span><text:span text:style-name="T17">];</text:span></text:p>
            <text:p text:style-name="P3"><text:span text:style-name="T18"><text:s text:c="4"/></text:span><text:span text:style-name="T22">char</text:span><text:span text:style-name="T18"> </text:span><text:span text:style-name="T17">prenom[</text:span><text:span text:style-name="T20">20</text:span><text:span text:style-name="T17">];</text:span></text:p>
            <text:p text:style-name="P3"><text:span text:style-name="T18"><text:s text:c="4"/></text:span><text:span text:style-name="T22">int</text:span><text:span text:style-name="T18"> </text:span><text:span text:style-name="T17">num_secu;</text:span></text:p>
            <text:p text:style-name="P3"><text:span text:style-name="T18"><text:s text:c="4"/></text:span><text:span text:style-name="T22">char</text:span><text:span text:style-name="T18"> </text:span><text:span text:style-name="T17">adresse[</text:span><text:span text:style-name="T20">200</text:span><text:span text:style-name="T17">];</text:span></text:p>
            <text:p text:style-name="P3"><text:span text:style-name="T18"><text:s text:c="4"/></text:span><text:span text:style-name="T22">char</text:span><text:span text:style-name="T18"> </text:span><text:span text:style-name="T17">profession[</text:span><text:span text:style-name="T20">30</text:span><text:span text:style-name="T17">];</text:span><text:span text:style-name="T18"> </text:span></text:p>
            <text:p text:style-name="P3"><text:span text:style-name="T17">}</text:span><text:span text:style-name="T18"> </text:span><text:span text:style-name="T17">IDENTITE;</text:span></text:p>
            <text:list text:style-name="L2">
              <text:list-header>
                <text:p text:style-name="P13"><text:span text:style-name="T1">Quelle est la taille d'une identité ?</text:span></text:p>
                <text:p text:style-name="P13"><text:span text:style-name="T1">Réponse: 30 + 20 + 4 + 200 + 30 = 284 octet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32.747cm" svg:height="34.674cm" svg:x="-32.773cm" svg:y="-32.773cm" draw:page-number="8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0.924cm" svg:height="2.175cm" svg:x="1.27cm" svg:y="0.325cm" presentation:class="title" presentation:user-transformed="true">
          <draw:text-box>
            <text:list text:style-name="L1">
              <text:list-header>
                <text:p text:style-name="P1"><text:span text:style-name="T1">Taille sur mesure</text:span></text:p>
              </text:list-header>
            </text:list>
          </draw:text-box>
        </draw:frame>
        <draw:frame presentation:style-name="pr14" draw:text-style-name="P2" draw:layer="layout" svg:width="22.829cm" svg:height="16.188cm" svg:x="1.269cm" svg:y="2.5cm" presentation:class="outline" presentation:user-transformed="true">
          <draw:text-box>
            <text:p text:style-name="P3"><text:span text:style-name="T21">typedef</text:span><text:span text:style-name="T18"> </text:span><text:span text:style-name="T22">struct</text:span><text:span text:style-name="T18"> </text:span><text:span text:style-name="T17">Identite</text:span></text:p>
            <text:p text:style-name="P15"><text:span text:style-name="T18">{</text:span></text:p>
            <text:p text:style-name="P3"><text:span text:style-name="T18"><text:s text:c="4"/></text:span><text:span text:style-name="T22">char</text:span><text:span text:style-name="T18"> </text:span><text:span text:style-name="T17">*nom;</text:span></text:p>
            <text:p text:style-name="P3"><text:span text:style-name="T18"><text:s text:c="4"/></text:span><text:span text:style-name="T22">char</text:span><text:span text:style-name="T18"> </text:span><text:span text:style-name="T17">*prenom;</text:span></text:p>
            <text:p text:style-name="P3"><text:span text:style-name="T18"><text:s text:c="4"/></text:span><text:span text:style-name="T22">int</text:span><text:span text:style-name="T18"> </text:span><text:span text:style-name="T17">num_secu;</text:span></text:p>
            <text:p text:style-name="P3"><text:span text:style-name="T18"><text:s text:c="4"/></text:span><text:span text:style-name="T22">char</text:span><text:span text:style-name="T18"> </text:span><text:span text:style-name="T17">*adresse;</text:span></text:p>
            <text:p text:style-name="P3"><text:span text:style-name="T18"><text:s text:c="4"/></text:span><text:span text:style-name="T22">char</text:span><text:span text:style-name="T18"> </text:span><text:span text:style-name="T17">*profession;</text:span><text:span text:style-name="T18"> </text:span></text:p>
            <text:p text:style-name="P3"><text:span text:style-name="T17">}</text:span><text:span text:style-name="T18"> </text:span><text:span text:style-name="T17">IDENTITE;</text:span></text:p>
            <text:list text:style-name="L2">
              <text:list-header>
                <text:p text:style-name="P13"><text:span text:style-name="T1"/></text:p>
                <text:p text:style-name="P13"><text:span text:style-name="T1">Quelle est la taille d'une identité vide ?</text:span></text:p>
                <text:p text:style-name="P13"><text:span text:style-name="T1">Réponse : 4 + 4 + 4 + 4 + 4 = 20</text:span></text:p>
              </text:list-header>
            </text:list>
          </draw:text-box>
        </draw:frame>
        <presentation:notes draw:style-name="dp2">
          <draw:page-thumbnail draw:style-name="gr2" draw:layer="layout" svg:width="32.747cm" svg:height="34.674cm" svg:x="-32.773cm" svg:y="-32.773cm" draw:page-number="9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924cm" svg:height="2.673cm" svg:x="1.27cm" svg:y="0.321cm" presentation:class="title" presentation:user-transformed="true">
          <draw:text-box>
            <text:list text:style-name="L1">
              <text:list-header>
                <text:p text:style-name="P1"><text:span text:style-name="T1">Saisir une identité</text:span></text:p>
              </text:list-header>
            </text:list>
          </draw:text-box>
        </draw:frame>
        <draw:frame presentation:style-name="pr15" draw:text-style-name="P2" draw:layer="layout" svg:width="22.829cm" svg:height="15.003cm" svg:x="1.269cm" svg:y="3.501cm" presentation:class="outline" presentation:user-transformed="true">
          <draw:text-box>
            <text:list text:style-name="L2">
              <text:list-header>
                <text:p text:style-name="P13"><text:span text:style-name="T1">- Plusieurs choix possibles:</text:span></text:p>
              </text:list-header>
            </text:list>
            <text:list text:style-name="L4">
              <text:list-item>
                <text:list>
                  <text:list-header>
                    <text:p text:style-name="P14"><text:span text:style-name="T1">1- </text:span><text:span text:style-name="T23">void</text:span><text:span text:style-name="T24"> </text:span><text:span text:style-name="T25">saisir_Identite</text:span><text:span text:style-name="T26">(IDENTITE</text:span><text:span text:style-name="T24"> </text:span><text:span text:style-name="T26">&amp;</text:span><text:span text:style-name="T24"> </text:span><text:span text:style-name="T26">id);</text:span></text:p>
                    <text:p text:style-name="P14"><text:span text:style-name="T1">2- </text:span><text:span text:style-name="T23">void</text:span><text:span text:style-name="T24"> </text:span><text:span text:style-name="T25">saisir_Identite</text:span><text:span text:style-name="T26">(IDENTITE</text:span><text:span text:style-name="T24"> </text:span><text:span text:style-name="T26">*id);</text:span></text:p>
                    <text:p text:style-name="P14"><text:span text:style-name="T1">3- </text:span><text:span text:style-name="T26">IDENTITE</text:span><text:span text:style-name="T24"> </text:span><text:span text:style-name="T26">* </text:span><text:span text:style-name="T25">saisir_Identite</text:span><text:span text:style-name="T26">();</text:span></text:p>
                    <text:p text:style-name="P14"><text:span text:style-name="T1"/></text:p>
                    <text:p text:style-name="P14"><text:span text:style-name="T1">1-1 <text:s text:c="2"/></text:span><text:span text:style-name="T27">IDENTITE id;</text:span></text:p>
                  </text:list-header>
                  <text:list-item>
                    <text:p text:style-name="P14"><text:span text:style-name="T27"><text:s text:c="4"/></text:span><text:span text:style-name="T28">saisir_Identite</text:span><text:span text:style-name="T11">(id);</text:span></text:p>
                  </text:list-item>
                  <text:list-item>
                    <text:p text:style-name="P14"><text:span text:style-name="T11"/></text:p>
                    <text:p text:style-name="P14"><text:span text:style-name="T1">1-2 <text:s text:c="2"/></text:span><text:span text:style-name="T27">IDENTITE</text:span><text:span text:style-name="T29"> </text:span><text:span text:style-name="T27">*pid</text:span><text:span text:style-name="T29"> </text:span><text:span text:style-name="T27">=</text:span><text:span text:style-name="T29"> </text:span><text:span text:style-name="T30">new</text:span><text:span text:style-name="T29"> </text:span><text:span text:style-name="T27">IDENTITE;</text:span></text:p>
                  </text:list-item>
                </text:list>
              </text:list-item>
            </text:list>
            <text:p text:style-name="P3"><text:span text:style-name="T28"><text:s text:c="4"/></text:span><text:span text:style-name="T28">saisir_Identite</text:span><text:span text:style-name="T11">(*pid);</text:span></text:p>
            <text:list text:continue-numbering="true" text:style-name="L4">
              <text:list-item>
                <text:list>
                  <text:list-header>
                    <text:p text:style-name="P14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32.747cm" svg:height="34.674cm" svg:x="-32.773cm" svg:y="-32.773cm" draw:page-number="10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924cm" svg:height="2.673cm" svg:x="1.27cm" svg:y="0.321cm" presentation:class="title" presentation:user-transformed="true">
          <draw:text-box>
            <text:list text:style-name="L1">
              <text:list-header>
                <text:p text:style-name="P1"><text:span text:style-name="T1">Saisir une identité</text:span></text:p>
              </text:list-header>
            </text:list>
          </draw:text-box>
        </draw:frame>
        <draw:frame presentation:style-name="pr16" draw:text-style-name="P2" draw:layer="layout" svg:width="22.829cm" svg:height="14.01cm" svg:x="1.269cm" svg:y="2.998cm" presentation:class="outline" presentation:user-transformed="true">
          <draw:text-box>
            <text:list text:style-name="L2">
              <text:list-header>
                <text:p text:style-name="P16"><text:span text:style-name="T1">2-1 <text:s text:c="2"/></text:span><text:span text:style-name="T27">IDENTITE</text:span><text:span text:style-name="T29"> </text:span><text:span text:style-name="T27">*pid</text:span><text:span text:style-name="T29"> </text:span><text:span text:style-name="T27">=</text:span><text:span text:style-name="T29"> </text:span><text:span text:style-name="T30">new</text:span><text:span text:style-name="T29"> </text:span><text:span text:style-name="T27">IDENTITE;</text:span></text:p>
              </text:list-header>
            </text:list>
            <text:p text:style-name="P3"><text:span text:style-name="T28"><text:s text:c="5"/></text:span><text:span text:style-name="T28">saisir_Identite</text:span><text:span text:style-name="T11">(pid);</text:span></text:p>
            <text:p text:style-name="P3"><text:span text:style-name="T11"/></text:p>
            <text:list text:continue-numbering="true" text:style-name="L2">
              <text:list-header>
                <text:p text:style-name="P17"><text:span text:style-name="T1">2-2 <text:s text:c="2"/></text:span><text:span text:style-name="T27">IDENTITE id;</text:span></text:p>
              </text:list-header>
            </text:list>
            <text:p text:style-name="P3"><text:span text:style-name="T28"><text:s text:c="5"/></text:span><text:span text:style-name="T28">saisir_Identite</text:span><text:span text:style-name="T11">(&amp;id);</text:span></text:p>
            <text:list text:continue-numbering="true" text:style-name="L2">
              <text:list-header>
                <text:p text:style-name="P17"><text:span text:style-name="T1"/></text:p>
              </text:list-header>
              <text:list-item>
                <text:p text:style-name="P17"><text:span text:style-name="T1">3-1 <text:s text:c="2"/></text:span><text:span text:style-name="T27">IDENTITE</text:span><text:span text:style-name="T29"> </text:span><text:span text:style-name="T27">*pid;</text:span></text:p>
              </text:list-item>
            </text:list>
            <text:p text:style-name="P3"><text:span text:style-name="T11"><text:s text:c="5"/></text:span><text:span text:style-name="T11">pid</text:span><text:span text:style-name="T8"> </text:span><text:span text:style-name="T11">=</text:span><text:span text:style-name="T8"> </text:span><text:span text:style-name="T28">saisir_Identite</text:span><text:span text:style-name="T11">();</text:span></text:p>
            <text:list text:style-name="L4">
              <text:list-item>
                <text:list>
                  <text:list-header>
                    <text:p text:style-name="P18"><text:span text:style-name="T1"><text:s text:c="8"/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32.747cm" svg:height="34.674cm" svg:x="-32.773cm" svg:y="-32.773cm" draw:page-number="11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17" draw:text-style-name="P2" draw:layer="layout" svg:width="20.92cm" svg:height="3.824cm" svg:x="1.27cm" svg:y="0.073cm" presentation:class="title" presentation:user-transformed="true">
          <draw:text-box>
            <text:list text:style-name="L1">
              <text:list-header>
                <text:p text:style-name="P1"><text:span text:style-name="T1">Choix 1</text:span></text:p>
              </text:list-header>
            </text:list>
          </draw:text-box>
        </draw:frame>
        <draw:frame presentation:style-name="pr18" draw:text-style-name="P21" draw:layer="layout" svg:width="12.408cm" svg:height="13.724cm" svg:x="0cm" svg:y="4.775cm" presentation:class="outline" presentation:user-transformed="true">
          <draw:text-box>
            <text:p text:style-name="P19"><text:span text:style-name="T31">void</text:span><text:span text:style-name="T32"> </text:span><text:span text:style-name="T33">saisir_Identite</text:span><text:span text:style-name="T34">(IDENTITE</text:span><text:span text:style-name="T32"> </text:span><text:span text:style-name="T34">&amp;</text:span><text:span text:style-name="T32"> </text:span><text:span text:style-name="T34">id)</text:span></text:p>
            <text:p text:style-name="P20"><text:span text:style-name="T32">{</text:span></text:p>
            <text:p text:style-name="P19"><text:span text:style-name="T32"><text:s text:c="4"/></text:span><text:span text:style-name="T31">int</text:span><text:span text:style-name="T32"> </text:span><text:span text:style-name="T34">l;</text:span></text:p>
            <text:p text:style-name="P19"><text:span text:style-name="T32"><text:s text:c="4"/></text:span><text:span text:style-name="T31">char</text:span><text:span text:style-name="T32"> </text:span><text:span text:style-name="T34">buff[</text:span><text:span text:style-name="T35">300</text:span><text:span text:style-name="T34">];</text:span></text:p>
            <text:p text:style-name="P19"><text:span text:style-name="T34"><text:s text:c="4"/></text:span><text:span text:style-name="T34">cout</text:span><text:span text:style-name="T32"> </text:span><text:span text:style-name="T34">&lt;&lt;</text:span><text:span text:style-name="T32"> </text:span><text:span text:style-name="T36">"Entrez le nom : "</text:span><text:span text:style-name="T32"> </text:span><text:span text:style-name="T34">;</text:span></text:p>
            <text:p text:style-name="P19"><text:span text:style-name="T34"><text:s text:c="4"/></text:span><text:span text:style-name="T34">cin</text:span><text:span text:style-name="T32"> </text:span><text:span text:style-name="T34">&gt;&gt;</text:span><text:span text:style-name="T32"> </text:span><text:span text:style-name="T34">buff;</text:span></text:p>
            <text:p text:style-name="P19"><text:span text:style-name="T34"><text:s text:c="4"/></text:span><text:span text:style-name="T34">l</text:span><text:span text:style-name="T32"> </text:span><text:span text:style-name="T34">=</text:span><text:span text:style-name="T32"> </text:span><text:span text:style-name="T33">strlen</text:span><text:span text:style-name="T34">(buff);</text:span></text:p>
            <text:p text:style-name="P19"><text:span text:style-name="T34"><text:s text:c="4"/></text:span><text:span text:style-name="T34">id.nom</text:span><text:span text:style-name="T32"> </text:span><text:span text:style-name="T34">=</text:span><text:span text:style-name="T32"> </text:span><text:span text:style-name="T37">new</text:span><text:span text:style-name="T32"> </text:span><text:span text:style-name="T31">char</text:span><text:span text:style-name="T34">[l</text:span><text:span text:style-name="T32"> </text:span><text:span text:style-name="T34">+</text:span><text:span text:style-name="T32"> </text:span><text:span text:style-name="T35">1</text:span><text:span text:style-name="T34">];</text:span></text:p>
            <text:p text:style-name="P19"><text:span text:style-name="T32"><text:s text:c="4"/></text:span><text:span text:style-name="T33">strcpy</text:span><text:span text:style-name="T34">(id.nom,</text:span><text:span text:style-name="T32"> </text:span><text:span text:style-name="T34">buff);</text:span></text:p>
            <text:p text:style-name="P19"><text:span text:style-name="T34"><text:s text:c="4"/></text:span><text:span text:style-name="T34">cout</text:span><text:span text:style-name="T32"> </text:span><text:span text:style-name="T34">&lt;&lt;</text:span><text:span text:style-name="T32"> </text:span><text:span text:style-name="T36">"Entrez </text:span><text:span text:style-name="T36">le prénom : "</text:span><text:span text:style-name="T32"> </text:span><text:span text:style-name="T34">;</text:span></text:p>
            <text:p text:style-name="P19"><text:span text:style-name="T34"><text:s text:c="4"/></text:span><text:span text:style-name="T34">cin</text:span><text:span text:style-name="T32"> </text:span><text:span text:style-name="T34">&gt;&gt;</text:span><text:span text:style-name="T32"> </text:span><text:span text:style-name="T34">buff;</text:span></text:p>
            <text:p text:style-name="P19"><text:span text:style-name="T34"><text:s text:c="4"/></text:span><text:span text:style-name="T34">l</text:span><text:span text:style-name="T32"> </text:span><text:span text:style-name="T34">=</text:span><text:span text:style-name="T32"> </text:span><text:span text:style-name="T33">strlen</text:span><text:span text:style-name="T34">(buff);</text:span></text:p>
            <text:p text:style-name="P19"><text:span text:style-name="T34"><text:s text:c="4"/></text:span><text:span text:style-name="T34">id.prenom</text:span><text:span text:style-name="T32"> </text:span><text:span text:style-name="T34">=</text:span><text:span text:style-name="T32"> </text:span><text:span text:style-name="T37">new</text:span><text:span text:style-name="T32"> </text:span><text:span text:style-name="T31">char</text:span><text:span text:style-name="T34">[l</text:span><text:span text:style-name="T32"> </text:span><text:span text:style-name="T34">+</text:span><text:span text:style-name="T32"> </text:span><text:span text:style-name="T35">1</text:span><text:span text:style-name="T34">];</text:span></text:p>
            <text:p text:style-name="P19"><text:span text:style-name="T32"><text:s text:c="4"/></text:span><text:span text:style-name="T33">strcpy</text:span><text:span text:style-name="T34">(id.prenom,</text:span><text:span text:style-name="T32"> </text:span><text:span text:style-name="T34">buff);</text:span></text:p>
          </draw:text-box>
        </draw:frame>
        <draw:frame presentation:style-name="pr19" draw:text-style-name="P24" draw:layer="layout" svg:width="13.588cm" svg:height="14.097cm" svg:x="12.329cm" svg:y="4.776cm" presentation:class="outline" presentation:user-transformed="true">
          <draw:text-box>
            <text:p text:style-name="P22"><text:span text:style-name="T38"/></text:p>
            <text:p text:style-name="P22"><text:span text:style-name="T38"/></text:p>
            <text:p text:style-name="P22"><text:span text:style-name="T38"><text:s text:c="4"/></text:span><text:span text:style-name="T38">cout &lt;&lt; </text:span><text:span text:style-name="T39">"Entrez l'adresse : "</text:span><text:span text:style-name="T38">;</text:span></text:p>
            <text:p text:style-name="P22"><text:span text:style-name="T38"><text:s text:c="4"/></text:span><text:span text:style-name="T38">cin &gt;&gt; buff;</text:span></text:p>
            <text:p text:style-name="P22"><text:span text:style-name="T38"><text:s text:c="4"/></text:span><text:span text:style-name="T38">l = </text:span><text:span text:style-name="T40">strlen</text:span><text:span text:style-name="T38">(buff);</text:span></text:p>
            <text:p text:style-name="P22"><text:span text:style-name="T38"><text:s text:c="4"/></text:span><text:span text:style-name="T38">id.adresse = </text:span><text:span text:style-name="T41">new</text:span><text:span text:style-name="T38"> </text:span><text:span text:style-name="T42">char</text:span><text:span text:style-name="T38">[l + </text:span><text:span text:style-name="T43">1</text:span><text:span text:style-name="T38">];</text:span></text:p>
            <text:p text:style-name="P22"><text:span text:style-name="T38"><text:s text:c="4"/></text:span><text:span text:style-name="T40">strcpy</text:span><text:span text:style-name="T38">(id.adresse, buff);</text:span></text:p>
            <text:p text:style-name="P22"><text:span text:style-name="T38"><text:s text:c="4"/></text:span><text:span text:style-name="T38">cout &lt;&lt; </text:span><text:span text:style-name="T39">"Entrez la profession : "</text:span><text:span text:style-name="T38">;</text:span></text:p>
            <text:p text:style-name="P22"><text:span text:style-name="T38"><text:s text:c="4"/></text:span><text:span text:style-name="T38">cin &gt;&gt; buff;</text:span></text:p>
            <text:p text:style-name="P22"><text:span text:style-name="T38"><text:s text:c="4"/></text:span><text:span text:style-name="T38">l = </text:span><text:span text:style-name="T40">strlen</text:span><text:span text:style-name="T38">(buff);</text:span></text:p>
            <text:p text:style-name="P22"><text:span text:style-name="T38"><text:s text:c="4"/></text:span><text:span text:style-name="T38">id.profession = </text:span><text:span text:style-name="T41">new</text:span><text:span text:style-name="T38"> </text:span><text:span text:style-name="T42">char</text:span><text:span text:style-name="T38">[l + </text:span><text:span text:style-name="T43">1</text:span><text:span text:style-name="T38">];</text:span></text:p>
            <text:p text:style-name="P22"><text:span text:style-name="T38"><text:s text:c="4"/></text:span><text:span text:style-name="T40">strcpy</text:span><text:span text:style-name="T38">(id.profession, buff);</text:span></text:p>
            <text:p text:style-name="P22"><text:span text:style-name="T38"><text:s text:c="4"/></text:span><text:span text:style-name="T38">cout &lt;&lt; </text:span><text:span text:style-name="T39">"Entrez le num_secu : "</text:span><text:span text:style-name="T38">;</text:span></text:p>
            <text:p text:style-name="P22"><text:span text:style-name="T38"><text:s text:c="4"/></text:span><text:span text:style-name="T38">cin &gt;&gt; id.num_secu;</text:span></text:p>
            <text:p text:style-name="P23"><text:span text:style-name="T38">}</text:span></text:p>
          </draw:text-box>
        </draw:frame>
        <draw:line draw:style-name="gr12" draw:text-style-name="P7" draw:layer="layout" svg:x1="12.329cm" svg:y1="5cm" svg:x2="12.288cm" svg:y2="19.05cm">
          <text:p/>
        </draw:line>
        <presentation:notes draw:style-name="dp2">
          <draw:page-thumbnail draw:style-name="gr2" draw:layer="layout" svg:width="32.742cm" svg:height="34.669cm" svg:x="-32.773cm" svg:y="-32.773cm" draw:page-number="12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presentation:style-name="pr17" draw:text-style-name="P2" draw:layer="layout" svg:width="20.92cm" svg:height="3.824cm" svg:x="1.27cm" svg:y="0.073cm" presentation:class="title" presentation:user-transformed="true">
          <draw:text-box>
            <text:list text:style-name="L1">
              <text:list-header>
                <text:p text:style-name="P1"><text:span text:style-name="T1">Choix 2</text:span></text:p>
              </text:list-header>
            </text:list>
          </draw:text-box>
        </draw:frame>
        <draw:frame presentation:style-name="pr18" draw:text-style-name="P21" draw:layer="layout" svg:width="12.408cm" svg:height="13.724cm" svg:x="0cm" svg:y="4.775cm" presentation:class="outline" presentation:user-transformed="true">
          <draw:text-box>
            <text:p text:style-name="P19"><text:span text:style-name="T31">void</text:span><text:span text:style-name="T32"> </text:span><text:span text:style-name="T33">saisir_Identite</text:span><text:span text:style-name="T34">(IDENTITE</text:span><text:span text:style-name="T32"> </text:span><text:span text:style-name="T34">*</text:span><text:span text:style-name="T32"> </text:span><text:span text:style-name="T34">id)</text:span></text:p>
            <text:p text:style-name="P20"><text:span text:style-name="T32">{</text:span></text:p>
            <text:p text:style-name="P19"><text:span text:style-name="T32"><text:s text:c="4"/></text:span><text:span text:style-name="T31">int</text:span><text:span text:style-name="T32"> </text:span><text:span text:style-name="T34">l;</text:span></text:p>
            <text:p text:style-name="P19"><text:span text:style-name="T32"><text:s text:c="4"/></text:span><text:span text:style-name="T31">char</text:span><text:span text:style-name="T32"> </text:span><text:span text:style-name="T34">buff[</text:span><text:span text:style-name="T35">300</text:span><text:span text:style-name="T34">];</text:span></text:p>
            <text:p text:style-name="P19"><text:span text:style-name="T34"><text:s text:c="4"/></text:span><text:span text:style-name="T34">cout</text:span><text:span text:style-name="T32"> </text:span><text:span text:style-name="T34">&lt;&lt;</text:span><text:span text:style-name="T32"> </text:span><text:span text:style-name="T36">"Entrez le nom : "</text:span><text:span text:style-name="T34">;</text:span></text:p>
            <text:p text:style-name="P19"><text:span text:style-name="T34"><text:s text:c="4"/></text:span><text:span text:style-name="T34">cin</text:span><text:span text:style-name="T32"> </text:span><text:span text:style-name="T34">&gt;&gt;</text:span><text:span text:style-name="T32"> </text:span><text:span text:style-name="T34">buff;</text:span></text:p>
            <text:p text:style-name="P19"><text:span text:style-name="T34"><text:s text:c="4"/></text:span><text:span text:style-name="T34">l</text:span><text:span text:style-name="T32"> </text:span><text:span text:style-name="T34">=</text:span><text:span text:style-name="T32"> </text:span><text:span text:style-name="T33">strlen</text:span><text:span text:style-name="T34">(buff);</text:span></text:p>
            <text:p text:style-name="P19"><text:span text:style-name="T34"><text:s text:c="4"/></text:span><text:span text:style-name="T34">id</text:span><text:span text:style-name="T32"> </text:span><text:span text:style-name="T34">-&gt;</text:span><text:span text:style-name="T32"> </text:span><text:span text:style-name="T34">nom</text:span><text:span text:style-name="T32"> </text:span><text:span text:style-name="T34">=</text:span><text:span text:style-name="T32"> </text:span><text:span text:style-name="T37">new</text:span><text:span text:style-name="T32"> </text:span><text:span text:style-name="T31">char</text:span><text:span text:style-name="T34">[l</text:span><text:span text:style-name="T32"> </text:span><text:span text:style-name="T34">+</text:span><text:span text:style-name="T32"> </text:span><text:span text:style-name="T35">1</text:span><text:span text:style-name="T34">];</text:span></text:p>
            <text:p text:style-name="P19"><text:span text:style-name="T32"><text:s text:c="4"/></text:span><text:span text:style-name="T33">strcpy</text:span><text:span text:style-name="T34">(id</text:span><text:span text:style-name="T32"> </text:span><text:span text:style-name="T34">-&gt;</text:span><text:span text:style-name="T32"> </text:span><text:span text:style-name="T34">nom,</text:span><text:span text:style-name="T32"> </text:span><text:span text:style-name="T34">buff);</text:span></text:p>
            <text:p text:style-name="P19"><text:span text:style-name="T34"><text:s text:c="4"/></text:span><text:span text:style-name="T34">cout</text:span><text:span text:style-name="T32"> </text:span><text:span text:style-name="T34">&lt;&lt;</text:span><text:span text:style-name="T32"> </text:span><text:span text:style-name="T36">"Entrez le prénom : "</text:span><text:span text:style-name="T34">;</text:span></text:p>
            <text:p text:style-name="P19"><text:span text:style-name="T34"><text:s text:c="4"/></text:span><text:span text:style-name="T34">cin</text:span><text:span text:style-name="T32"> </text:span><text:span text:style-name="T34">&gt;&gt;</text:span><text:span text:style-name="T32"> </text:span><text:span text:style-name="T34">buff;</text:span></text:p>
            <text:p text:style-name="P19"><text:span text:style-name="T34"><text:s text:c="4"/></text:span><text:span text:style-name="T34">l</text:span><text:span text:style-name="T32"> </text:span><text:span text:style-name="T34">=</text:span><text:span text:style-name="T32"> </text:span><text:span text:style-name="T33">strlen</text:span><text:span text:style-name="T34">(buff);</text:span></text:p>
            <text:p text:style-name="P19"><text:span text:style-name="T34"><text:s text:c="4"/></text:span><text:span text:style-name="T34">id</text:span><text:span text:style-name="T32"> </text:span><text:span text:style-name="T34">-&gt;</text:span><text:span text:style-name="T32"> </text:span><text:span text:style-name="T34">prenom</text:span><text:span text:style-name="T32"> </text:span><text:span text:style-name="T34">=</text:span><text:span text:style-name="T32"> </text:span><text:span text:style-name="T37">new</text:span><text:span text:style-name="T32"> </text:span><text:span text:style-name="T31">char</text:span><text:span text:style-name="T34">[l</text:span><text:span text:style-name="T32"> </text:span><text:span text:style-name="T34">+</text:span><text:span text:style-name="T32"> </text:span><text:span text:style-name="T35">1</text:span><text:span text:style-name="T34">];</text:span></text:p>
            <text:p text:style-name="P19"><text:span text:style-name="T32"><text:s text:c="4"/></text:span><text:span text:style-name="T33">strcpy</text:span><text:span text:style-name="T34">(id</text:span><text:span text:style-name="T32"> </text:span><text:span text:style-name="T34">-&gt;</text:span><text:span text:style-name="T32"> </text:span><text:span text:style-name="T34">prenom,</text:span><text:span text:style-name="T32"> </text:span><text:span text:style-name="T34">buff);</text:span></text:p>
          </draw:text-box>
        </draw:frame>
        <draw:frame presentation:style-name="pr19" draw:text-style-name="P24" draw:layer="layout" svg:width="14.192cm" svg:height="12.229cm" svg:x="12.408cm" svg:y="6.821cm" presentation:class="outline" presentation:user-transformed="true">
          <draw:text-box>
            <text:p text:style-name="P22"><text:span text:style-name="T38"><text:s text:c="4"/></text:span><text:span text:style-name="T38">cout</text:span><text:span text:style-name="T44"> </text:span><text:span text:style-name="T38">&lt;&lt;</text:span><text:span text:style-name="T44"> </text:span><text:span text:style-name="T39">"Entrez l'adresse : "</text:span><text:span text:style-name="T38">;</text:span></text:p>
            <text:p text:style-name="P22"><text:span text:style-name="T38"><text:s text:c="4"/></text:span><text:span text:style-name="T38">cin</text:span><text:span text:style-name="T44"> </text:span><text:span text:style-name="T38">&gt;&gt;</text:span><text:span text:style-name="T44"> </text:span><text:span text:style-name="T38">buff;</text:span></text:p>
            <text:p text:style-name="P22"><text:span text:style-name="T38"><text:s text:c="4"/></text:span><text:span text:style-name="T38">l</text:span><text:span text:style-name="T44"> </text:span><text:span text:style-name="T38">=</text:span><text:span text:style-name="T44"> </text:span><text:span text:style-name="T40">strlen</text:span><text:span text:style-name="T38">(buff);</text:span></text:p>
            <text:p text:style-name="P22"><text:span text:style-name="T38"><text:s text:c="4"/></text:span><text:span text:style-name="T38">id.adresse</text:span><text:span text:style-name="T44"> </text:span><text:span text:style-name="T38">=</text:span><text:span text:style-name="T44"> </text:span><text:span text:style-name="T41">new</text:span><text:span text:style-name="T44"> </text:span><text:span text:style-name="T42">char</text:span><text:span text:style-name="T38">[l</text:span><text:span text:style-name="T44"> </text:span><text:span text:style-name="T38">+</text:span><text:span text:style-name="T44"> </text:span><text:span text:style-name="T43">1</text:span><text:span text:style-name="T38">];</text:span></text:p>
            <text:p text:style-name="P22"><text:span text:style-name="T44"><text:s text:c="9"/></text:span><text:span text:style-name="T40">strcpy</text:span><text:span text:style-name="T38">(id</text:span><text:span text:style-name="T44"> </text:span><text:span text:style-name="T38">-&gt;</text:span><text:span text:style-name="T44"> </text:span><text:span text:style-name="T38">adresse,</text:span><text:span text:style-name="T44"> </text:span><text:span text:style-name="T38">buff);</text:span></text:p>
            <text:p text:style-name="P22"><text:span text:style-name="T38"><text:s text:c="4"/></text:span><text:span text:style-name="T38">cout</text:span><text:span text:style-name="T44"> </text:span><text:span text:style-name="T38">&lt;&lt;</text:span><text:span text:style-name="T44"> </text:span><text:span text:style-name="T39">"Entrez la profession : "</text:span><text:span text:style-name="T38">;</text:span></text:p>
            <text:p text:style-name="P22"><text:span text:style-name="T38"><text:s text:c="4"/></text:span><text:span text:style-name="T38">cin</text:span><text:span text:style-name="T44"> </text:span><text:span text:style-name="T38">&gt;&gt;</text:span><text:span text:style-name="T44"> </text:span><text:span text:style-name="T38">buff;</text:span></text:p>
            <text:p text:style-name="P22"><text:span text:style-name="T38"><text:s text:c="4"/></text:span><text:span text:style-name="T38">l</text:span><text:span text:style-name="T44"> </text:span><text:span text:style-name="T38">=</text:span><text:span text:style-name="T44"> </text:span><text:span text:style-name="T40">strlen</text:span><text:span text:style-name="T38">(buff);</text:span></text:p>
            <text:p text:style-name="P22"><text:span text:style-name="T38"><text:s text:c="4"/></text:span><text:span text:style-name="T38">id</text:span><text:span text:style-name="T44"> </text:span><text:span text:style-name="T38">-&gt;</text:span><text:span text:style-name="T44"> </text:span><text:span text:style-name="T38">profession</text:span><text:span text:style-name="T44"> </text:span><text:span text:style-name="T38">=</text:span><text:span text:style-name="T44"> </text:span><text:span text:style-name="T41">new</text:span><text:span text:style-name="T44"> </text:span><text:span text:style-name="T42">char</text:span><text:span text:style-name="T38">[l</text:span><text:span text:style-name="T44"> </text:span><text:span text:style-name="T38">+</text:span><text:span text:style-name="T44"> </text:span><text:span text:style-name="T43">1</text:span><text:span text:style-name="T38">];</text:span></text:p>
            <text:p text:style-name="P22"><text:span text:style-name="T44"><text:s text:c="9"/></text:span><text:span text:style-name="T40">strcpy</text:span><text:span text:style-name="T38">(id</text:span><text:span text:style-name="T44"> </text:span><text:span text:style-name="T38">-&gt;</text:span><text:span text:style-name="T44"> </text:span><text:span text:style-name="T38">profession,</text:span><text:span text:style-name="T44"> </text:span><text:span text:style-name="T38">buff);</text:span></text:p>
            <text:p text:style-name="P22"><text:span text:style-name="T38"><text:s text:c="4"/></text:span><text:span text:style-name="T38">cout</text:span><text:span text:style-name="T44"> </text:span><text:span text:style-name="T38">&lt;&lt;</text:span><text:span text:style-name="T44"> </text:span><text:span text:style-name="T39">"Entrez le num_secu : "</text:span><text:span text:style-name="T38">;</text:span></text:p>
            <text:p text:style-name="P22"><text:span text:style-name="T38"><text:s text:c="4"/></text:span><text:span text:style-name="T38">cin</text:span><text:span text:style-name="T44"> </text:span><text:span text:style-name="T38">&gt;&gt;</text:span><text:span text:style-name="T44"> </text:span><text:span text:style-name="T38">id</text:span><text:span text:style-name="T44"> </text:span><text:span text:style-name="T38">-&gt;</text:span><text:span text:style-name="T44"> </text:span><text:span text:style-name="T38">num_secu;</text:span></text:p>
            <text:p text:style-name="P23"><text:span text:style-name="T44">}</text:span></text:p>
          </draw:text-box>
        </draw:frame>
        <draw:line draw:style-name="gr12" draw:text-style-name="P7" draw:layer="layout" svg:x1="12.396cm" svg:y1="5cm" svg:x2="12.4cm" svg:y2="19.05cm">
          <text:p/>
        </draw:line>
        <presentation:notes draw:style-name="dp2">
          <draw:page-thumbnail draw:style-name="gr2" draw:layer="layout" svg:width="32.742cm" svg:height="34.669cm" svg:x="-32.773cm" svg:y="-32.773cm" draw:page-number="13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17" draw:text-style-name="P2" draw:layer="layout" svg:width="20.92cm" svg:height="3.824cm" svg:x="1.27cm" svg:y="0.073cm" presentation:class="title" presentation:user-transformed="true">
          <draw:text-box>
            <text:list text:style-name="L1">
              <text:list-header>
                <text:p text:style-name="P1"><text:span text:style-name="T1">Choix 3</text:span></text:p>
              </text:list-header>
            </text:list>
          </draw:text-box>
        </draw:frame>
        <draw:frame presentation:style-name="pr20" draw:text-style-name="P21" draw:layer="layout" svg:width="12.701cm" svg:height="14.098cm" svg:x="-0.2cm" svg:y="3.902cm" presentation:class="outline" presentation:user-transformed="true">
          <draw:text-box>
            <text:p text:style-name="P19"><text:span text:style-name="T34">IDENTITE</text:span><text:span text:style-name="T32"> </text:span><text:span text:style-name="T34">*</text:span><text:span text:style-name="T32"> </text:span><text:span text:style-name="T33">saisir_Identite</text:span><text:span text:style-name="T34">()</text:span></text:p>
            <text:p text:style-name="P20"><text:span text:style-name="T32">{</text:span></text:p>
            <text:p text:style-name="P19"><text:span text:style-name="T32"><text:s text:c="4"/></text:span><text:span text:style-name="T31">int</text:span><text:span text:style-name="T32"> </text:span><text:span text:style-name="T34">l;</text:span></text:p>
            <text:p text:style-name="P19"><text:span text:style-name="T32"><text:s text:c="4"/></text:span><text:span text:style-name="T31">char</text:span><text:span text:style-name="T32"> </text:span><text:span text:style-name="T34">buff[</text:span><text:span text:style-name="T35">300</text:span><text:span text:style-name="T34">];</text:span></text:p>
            <text:p text:style-name="P19"><text:span text:style-name="T34"><text:s text:c="4"/></text:span><text:span text:style-name="T34">IDENTITE</text:span><text:span text:style-name="T32"> </text:span><text:span text:style-name="T34">*id</text:span><text:span text:style-name="T32"> </text:span><text:span text:style-name="T34">=</text:span><text:span text:style-name="T32"> </text:span><text:span text:style-name="T37">new</text:span><text:span text:style-name="T32"> </text:span><text:span text:style-name="T34">IDENTITE;</text:span></text:p>
            <text:p text:style-name="P19"><text:span text:style-name="T34"><text:s text:c="4"/></text:span><text:span text:style-name="T34">cout</text:span><text:span text:style-name="T32"> </text:span><text:span text:style-name="T34">&lt;&lt;</text:span><text:span text:style-name="T32"> </text:span><text:span text:style-name="T36">"Entrez le nom : "</text:span><text:span text:style-name="T34">;</text:span></text:p>
            <text:p text:style-name="P19"><text:span text:style-name="T34"><text:s text:c="4"/></text:span><text:span text:style-name="T34">cin</text:span><text:span text:style-name="T32"> </text:span><text:span text:style-name="T34">&gt;&gt;</text:span><text:span text:style-name="T32"> </text:span><text:span text:style-name="T34">buff;</text:span></text:p>
            <text:p text:style-name="P19"><text:span text:style-name="T34"><text:s text:c="4"/></text:span><text:span text:style-name="T34">l</text:span><text:span text:style-name="T32"> </text:span><text:span text:style-name="T34">=</text:span><text:span text:style-name="T32"> </text:span><text:span text:style-name="T33">strlen</text:span><text:span text:style-name="T34">(buff);</text:span></text:p>
            <text:p text:style-name="P19"><text:span text:style-name="T34"><text:s text:c="4"/></text:span><text:span text:style-name="T34">id</text:span><text:span text:style-name="T32"> </text:span><text:span text:style-name="T34">-&gt;</text:span><text:span text:style-name="T32"> </text:span><text:span text:style-name="T34">nom</text:span><text:span text:style-name="T32"> </text:span><text:span text:style-name="T34">=</text:span><text:span text:style-name="T32"> </text:span><text:span text:style-name="T37">new</text:span><text:span text:style-name="T32"> </text:span><text:span text:style-name="T31">char</text:span><text:span text:style-name="T34">[l</text:span><text:span text:style-name="T32"> </text:span><text:span text:style-name="T34">+</text:span><text:span text:style-name="T32"> </text:span><text:span text:style-name="T35">1</text:span><text:span text:style-name="T34">];</text:span></text:p>
            <text:p text:style-name="P19"><text:span text:style-name="T32"><text:s text:c="4"/></text:span><text:span text:style-name="T33">strcpy</text:span><text:span text:style-name="T34">(id</text:span><text:span text:style-name="T32"> </text:span><text:span text:style-name="T34">-&gt;</text:span><text:span text:style-name="T32"> </text:span><text:span text:style-name="T34">nom,</text:span><text:span text:style-name="T32"> </text:span><text:span text:style-name="T34">buff);</text:span></text:p>
            <text:p text:style-name="P19"><text:span text:style-name="T34"><text:s text:c="4"/></text:span><text:span text:style-name="T34">cout</text:span><text:span text:style-name="T32"> </text:span><text:span text:style-name="T34">&lt;&lt;</text:span><text:span text:style-name="T32"> </text:span><text:span text:style-name="T36">"Entrez le prÃénom : "</text:span><text:span text:style-name="T34">;</text:span></text:p>
            <text:p text:style-name="P19"><text:span text:style-name="T34"><text:s text:c="4"/></text:span><text:span text:style-name="T34">cin</text:span><text:span text:style-name="T32"> </text:span><text:span text:style-name="T34">&gt;&gt;</text:span><text:span text:style-name="T32"> </text:span><text:span text:style-name="T34">buff;</text:span></text:p>
            <text:p text:style-name="P19"><text:span text:style-name="T34"><text:s text:c="4"/></text:span><text:span text:style-name="T34">l</text:span><text:span text:style-name="T32"> </text:span><text:span text:style-name="T34">=</text:span><text:span text:style-name="T32"> </text:span><text:span text:style-name="T33">strlen</text:span><text:span text:style-name="T34">(buff);</text:span></text:p>
            <text:p text:style-name="P19"><text:span text:style-name="T34"><text:s text:c="4"/></text:span><text:span text:style-name="T34">id</text:span><text:span text:style-name="T32"> </text:span><text:span text:style-name="T34">-&gt;</text:span><text:span text:style-name="T32"> </text:span><text:span text:style-name="T34">prenom</text:span><text:span text:style-name="T32"> </text:span><text:span text:style-name="T34">=</text:span><text:span text:style-name="T32"> </text:span><text:span text:style-name="T37">new</text:span><text:span text:style-name="T32"> </text:span><text:span text:style-name="T31">char</text:span><text:span text:style-name="T34">[l</text:span><text:span text:style-name="T32"> </text:span><text:span text:style-name="T34">+</text:span><text:span text:style-name="T32"> </text:span><text:span text:style-name="T35">1</text:span><text:span text:style-name="T34">];</text:span></text:p>
            <text:p text:style-name="P19"><text:span text:style-name="T32"><text:s text:c="4"/></text:span><text:span text:style-name="T33">strcpy</text:span><text:span text:style-name="T34">(id</text:span><text:span text:style-name="T32"> </text:span><text:span text:style-name="T34">-&gt;</text:span><text:span text:style-name="T32"> </text:span><text:span text:style-name="T34">prenom,</text:span><text:span text:style-name="T32"> </text:span><text:span text:style-name="T34">buff);</text:span></text:p>
          </draw:text-box>
        </draw:frame>
        <draw:frame presentation:style-name="pr21" draw:text-style-name="P24" draw:layer="layout" svg:width="13.2cm" svg:height="14.097cm" svg:x="12.2cm" svg:y="5.6cm" presentation:class="outline" presentation:user-transformed="true">
          <draw:text-box>
            <text:p text:style-name="P22"><text:span text:style-name="T38"><text:s text:c="4"/></text:span><text:span text:style-name="T38">cout</text:span><text:span text:style-name="T44"> </text:span><text:span text:style-name="T38">&lt;&lt;</text:span><text:span text:style-name="T44"> </text:span><text:span text:style-name="T39">"Entrez l'adresse : "</text:span><text:span text:style-name="T38">;</text:span></text:p>
            <text:p text:style-name="P22"><text:span text:style-name="T38"><text:s text:c="4"/></text:span><text:span text:style-name="T38">cin</text:span><text:span text:style-name="T44"> </text:span><text:span text:style-name="T38">&gt;&gt;</text:span><text:span text:style-name="T44"> </text:span><text:span text:style-name="T38">buff;</text:span></text:p>
            <text:p text:style-name="P22"><text:span text:style-name="T38"><text:s text:c="4"/></text:span><text:span text:style-name="T38">l</text:span><text:span text:style-name="T44"> </text:span><text:span text:style-name="T38">=</text:span><text:span text:style-name="T44"> </text:span><text:span text:style-name="T40">strlen</text:span><text:span text:style-name="T38">(buff);</text:span></text:p>
            <text:p text:style-name="P22"><text:span text:style-name="T38"><text:s text:c="4"/></text:span><text:span text:style-name="T38">id.adresse</text:span><text:span text:style-name="T44"> </text:span><text:span text:style-name="T38">=</text:span><text:span text:style-name="T44"> </text:span><text:span text:style-name="T41">new</text:span><text:span text:style-name="T44"> </text:span><text:span text:style-name="T42">char</text:span><text:span text:style-name="T38">[l</text:span><text:span text:style-name="T44"> </text:span><text:span text:style-name="T38">+</text:span><text:span text:style-name="T44"> </text:span><text:span text:style-name="T43">1</text:span><text:span text:style-name="T38">];</text:span></text:p>
            <text:p text:style-name="P22"><text:span text:style-name="T44"><text:s text:c="9"/></text:span><text:span text:style-name="T40">strcpy</text:span><text:span text:style-name="T38">(id</text:span><text:span text:style-name="T44"> </text:span><text:span text:style-name="T38">-&gt;</text:span><text:span text:style-name="T44"> </text:span><text:span text:style-name="T38">adresse,</text:span><text:span text:style-name="T44"> </text:span><text:span text:style-name="T38">buff);</text:span></text:p>
            <text:p text:style-name="P22"><text:span text:style-name="T38"><text:s text:c="4"/></text:span><text:span text:style-name="T38">cout</text:span><text:span text:style-name="T44"> </text:span><text:span text:style-name="T38">&lt;&lt;</text:span><text:span text:style-name="T44"> </text:span><text:span text:style-name="T39">"Entrez la profession : "</text:span><text:span text:style-name="T38">;</text:span></text:p>
            <text:p text:style-name="P22"><text:span text:style-name="T38"><text:s text:c="4"/></text:span><text:span text:style-name="T38">cin</text:span><text:span text:style-name="T44"> </text:span><text:span text:style-name="T38">&gt;&gt;</text:span><text:span text:style-name="T44"> </text:span><text:span text:style-name="T38">buff;</text:span></text:p>
            <text:p text:style-name="P22"><text:span text:style-name="T38"><text:s text:c="4"/></text:span><text:span text:style-name="T38">l</text:span><text:span text:style-name="T44"> </text:span><text:span text:style-name="T38">=</text:span><text:span text:style-name="T44"> </text:span><text:span text:style-name="T40">strlen</text:span><text:span text:style-name="T38">(buff);</text:span></text:p>
            <text:p text:style-name="P22"><text:span text:style-name="T38"><text:s text:c="4"/></text:span><text:span text:style-name="T38">id</text:span><text:span text:style-name="T44"> </text:span><text:span text:style-name="T38">-&gt;</text:span><text:span text:style-name="T44"> </text:span><text:span text:style-name="T38">profession</text:span><text:span text:style-name="T44"> </text:span><text:span text:style-name="T38">=</text:span><text:span text:style-name="T44"> </text:span><text:span text:style-name="T41">new</text:span><text:span text:style-name="T44"> </text:span><text:span text:style-name="T42">char</text:span><text:span text:style-name="T38">[l</text:span><text:span text:style-name="T44"> </text:span><text:span text:style-name="T38">+</text:span><text:span text:style-name="T44"> </text:span><text:span text:style-name="T43">1</text:span><text:span text:style-name="T38">];</text:span></text:p>
            <text:p text:style-name="P22"><text:span text:style-name="T44"><text:s text:c="9"/></text:span><text:span text:style-name="T40">strcpy</text:span><text:span text:style-name="T38">(id</text:span><text:span text:style-name="T44"> </text:span><text:span text:style-name="T38">-&gt;</text:span><text:span text:style-name="T44"> </text:span><text:span text:style-name="T38">profession,</text:span><text:span text:style-name="T44"> </text:span><text:span text:style-name="T38">buff);</text:span></text:p>
            <text:p text:style-name="P22"><text:span text:style-name="T38"><text:s text:c="4"/></text:span><text:span text:style-name="T38">cout</text:span><text:span text:style-name="T44"> </text:span><text:span text:style-name="T38">&lt;&lt;</text:span><text:span text:style-name="T44"> </text:span><text:span text:style-name="T39">"Entrez le num_secu : "</text:span><text:span text:style-name="T38">;</text:span></text:p>
            <text:p text:style-name="P22"><text:span text:style-name="T38"><text:s text:c="4"/></text:span><text:span text:style-name="T38">cin</text:span><text:span text:style-name="T44"> </text:span><text:span text:style-name="T38">&gt;&gt;</text:span><text:span text:style-name="T44"> </text:span><text:span text:style-name="T38">id</text:span><text:span text:style-name="T44"> </text:span><text:span text:style-name="T38">-&gt;</text:span><text:span text:style-name="T44"> </text:span><text:span text:style-name="T38">num_secu;</text:span></text:p>
            <text:p text:style-name="P22"><text:span text:style-name="T44"><text:s text:c="9"/></text:span><text:span text:style-name="T41">return</text:span><text:span text:style-name="T44"> </text:span><text:span text:style-name="T38">id;</text:span></text:p>
            <text:p text:style-name="P23"><text:span text:style-name="T44">}</text:span></text:p>
            <text:p text:style-name="P22"><text:span text:style-name="T44"/></text:p>
          </draw:text-box>
        </draw:frame>
        <draw:line draw:style-name="gr12" draw:text-style-name="P7" draw:layer="layout" svg:x1="11.996cm" svg:y1="4.101cm" svg:x2="12cm" svg:y2="18.6cm">
          <text:p/>
        </draw:line>
        <presentation:notes draw:style-name="dp2">
          <draw:page-thumbnail draw:style-name="gr2" draw:layer="layout" svg:width="32.742cm" svg:height="34.669cm" svg:x="-32.773cm" svg:y="-32.773cm" draw:page-number="14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2" draw:text-style-name="P2" draw:layer="layout" svg:width="20.92cm" svg:height="2.404cm" svg:x="1.08cm" svg:y="0.095cm" presentation:class="title" presentation:user-transformed="true">
          <draw:text-box>
            <text:list text:style-name="L1">
              <text:list-header>
                <text:p text:style-name="P1"><text:span text:style-name="T1">Libérer une identité (2 cas)</text:span></text:p>
              </text:list-header>
            </text:list>
          </draw:text-box>
        </draw:frame>
        <draw:frame presentation:style-name="pr23" draw:text-style-name="P27" draw:layer="layout" svg:width="22.824cm" svg:height="16.348cm" svg:x="0.675cm" svg:y="2.499cm" presentation:class="outline" presentation:user-transformed="true">
          <draw:text-box>
            <text:p text:style-name="P25"><text:span text:style-name="T45">liberer_Identite</text:span><text:span text:style-name="T46">(IDENTITE</text:span><text:span text:style-name="T47"> </text:span><text:span text:style-name="T46">*pid) </text:span><text:span text:style-name="T47">{</text:span></text:p>
            <text:p text:style-name="P25"><text:span text:style-name="T47"><text:s text:c="4"/></text:span><text:span text:style-name="T48">delete</text:span><text:span text:style-name="T47"> </text:span><text:span text:style-name="T46">[]</text:span><text:span text:style-name="T47"> </text:span><text:span text:style-name="T46">pid-&gt;nom;</text:span></text:p>
            <text:p text:style-name="P25"><text:span text:style-name="T47"><text:s text:c="4"/></text:span><text:span text:style-name="T48">delete</text:span><text:span text:style-name="T47"> </text:span><text:span text:style-name="T46">[]</text:span><text:span text:style-name="T47"> </text:span><text:span text:style-name="T46">pid-&gt;prenom;</text:span></text:p>
            <text:p text:style-name="P25"><text:span text:style-name="T47"><text:s text:c="4"/></text:span><text:span text:style-name="T48">delete</text:span><text:span text:style-name="T47"> </text:span><text:span text:style-name="T46">[]</text:span><text:span text:style-name="T47"> </text:span><text:span text:style-name="T46">pid-&gt;adresse;</text:span></text:p>
            <text:p text:style-name="P25"><text:span text:style-name="T47"><text:s text:c="4"/></text:span><text:span text:style-name="T48">delete</text:span><text:span text:style-name="T47"> </text:span><text:span text:style-name="T46">[]</text:span><text:span text:style-name="T47"> </text:span><text:span text:style-name="T46">pid-&gt;profession;</text:span></text:p>
            <text:p text:style-name="P25"><text:span text:style-name="T47"><text:s text:c="4"/></text:span><text:span text:style-name="T48">delete</text:span><text:span text:style-name="T47"> </text:span><text:span text:style-name="T46">pid;</text:span></text:p>
            <text:p text:style-name="P26"><text:span text:style-name="T47">}</text:span></text:p>
            <text:p text:style-name="P25"><text:span text:style-name="T47"/></text:p>
            <text:p text:style-name="P25"><text:span text:style-name="T45">liberer_Identite</text:span><text:span text:style-name="T46">(IDENTITE</text:span><text:span text:style-name="T47"> </text:span><text:span text:style-name="T46">&amp;id) </text:span><text:span text:style-name="T47">{</text:span></text:p>
            <text:p text:style-name="P25"><text:span text:style-name="T47"><text:s text:c="4"/></text:span><text:span text:style-name="T48">delete</text:span><text:span text:style-name="T47"> </text:span><text:span text:style-name="T46">[]</text:span><text:span text:style-name="T47"> </text:span><text:span text:style-name="T46">id.nom;</text:span></text:p>
            <text:p text:style-name="P25"><text:span text:style-name="T47"><text:s text:c="4"/></text:span><text:span text:style-name="T48">delete</text:span><text:span text:style-name="T47"> </text:span><text:span text:style-name="T46">[]</text:span><text:span text:style-name="T47"> </text:span><text:span text:style-name="T46">id.prenom;</text:span></text:p>
            <text:p text:style-name="P25"><text:span text:style-name="T47"><text:s text:c="4"/></text:span><text:span text:style-name="T48">delete</text:span><text:span text:style-name="T47"> </text:span><text:span text:style-name="T46">[]</text:span><text:span text:style-name="T47"> </text:span><text:span text:style-name="T46">id.adresse;</text:span></text:p>
            <text:p text:style-name="P25"><text:span text:style-name="T47"><text:s text:c="4"/></text:span><text:span text:style-name="T48">delete</text:span><text:span text:style-name="T47"> </text:span><text:span text:style-name="T46">[]</text:span><text:span text:style-name="T47"> </text:span><text:span text:style-name="T46">id.profession;</text:span></text:p>
            <text:p text:style-name="P26"><text:span text:style-name="T47">}</text:span></text:p>
          </draw:text-box>
        </draw:frame>
        <presentation:notes draw:style-name="dp2">
          <draw:page-thumbnail draw:style-name="gr2" draw:layer="layout" svg:width="32.742cm" svg:height="34.669cm" svg:x="-32.773cm" svg:y="-32.773cm" draw:page-number="15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4" draw:text-style-name="P2" draw:layer="layout" svg:width="20.92cm" svg:height="1.915cm" svg:x="1.27cm" svg:y="0.087cm" presentation:class="title" presentation:user-transformed="true">
          <draw:text-box>
            <text:list text:style-name="L1">
              <text:list-header>
                <text:p text:style-name="P1"><text:span text:style-name="T1">Attention piège</text:span></text:p>
              </text:list-header>
            </text:list>
          </draw:text-box>
        </draw:frame>
        <draw:frame presentation:style-name="pr25" draw:text-style-name="P12" draw:layer="layout" svg:width="23.6cm" svg:height="16.365cm" svg:x="1cm" svg:y="1.967cm" presentation:class="outline" presentation:user-transformed="true">
          <draw:text-box>
            <text:p text:style-name="P10"><text:span text:style-name="T49">int</text:span><text:span text:style-name="T13"> </text:span><text:span text:style-name="T50">main</text:span><text:span text:style-name="T14">(</text:span><text:span text:style-name="T49">int</text:span><text:span text:style-name="T13"> </text:span><text:span text:style-name="T14">argc,</text:span><text:span text:style-name="T13"> </text:span><text:span text:style-name="T49">char</text:span><text:span text:style-name="T13"> </text:span><text:span text:style-name="T14">**</text:span><text:span text:style-name="T13"> </text:span><text:span text:style-name="T14">argv)</text:span></text:p>
            <text:p text:style-name="P9"><text:span text:style-name="T13">{</text:span></text:p>
            <text:p text:style-name="P10"><text:span text:style-name="T13"><text:s text:c="4"/></text:span><text:span text:style-name="T14">......</text:span></text:p>
            <text:p text:style-name="P10"><text:span text:style-name="T13"><text:s text:c="4"/></text:span><text:span text:style-name="T14">{</text:span></text:p>
            <text:p text:style-name="P9"><text:span text:style-name="T13"><text:s text:c="8"/></text:span><text:span text:style-name="T13">IDENTITE id;</text:span></text:p>
            <text:p text:style-name="P10"><text:span text:style-name="T13"><text:s text:c="8"/></text:span><text:span text:style-name="T50">saisir_Identite</text:span><text:span text:style-name="T14">(id);</text:span></text:p>
            <text:p text:style-name="P10"><text:span text:style-name="T13"><text:s text:c="8"/></text:span><text:span text:style-name="T14">......</text:span></text:p>
            <text:p text:style-name="P10"><text:span text:style-name="T13"><text:s text:c="4"/></text:span><text:span text:style-name="T14">}</text:span></text:p>
            <text:p text:style-name="P10"><text:span text:style-name="T13"><text:s text:c="4"/></text:span><text:span text:style-name="T51">// id est une variable automatique.</text:span></text:p>
            <text:p text:style-name="P10"><text:span text:style-name="T51"><text:s text:c="4"/></text:span><text:span text:style-name="T51">// Cependant, il ne faut pas penser</text:span></text:p>
            <text:p text:style-name="P10"><text:span text:style-name="T13"><text:s text:c="4"/></text:span><text:span text:style-name="T51">// qu'elle disparaît complètement ici</text:span></text:p>
            <text:p text:style-name="P9"><text:span text:style-name="T13">}</text:span></text:p>
          </draw:text-box>
        </draw:frame>
        <presentation:notes draw:style-name="dp2">
          <draw:page-thumbnail draw:style-name="gr2" draw:layer="layout" svg:width="32.742cm" svg:height="34.669cm" svg:x="-32.773cm" svg:y="-32.773cm" draw:page-number="16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31" draw:text-style-name="P8" draw:layer="layout" svg:width="20.92cm" svg:height="2.174cm" svg:x="1.27cm" svg:y="0.326cm">
          <text:list text:style-name="L1">
            <text:list-header>
              <text:p text:style-name="P1"><text:span text:style-name="T52">Attention piè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8" draw:layer="layout" svg:width="23.323cm" svg:height="16.532cm" svg:x="1.177cm" svg:y="2.518cm">
          <text:p text:style-name="P10"><text:span text:style-name="T49">int</text:span><text:span text:style-name="T13"> </text:span><text:span text:style-name="T50">main</text:span><text:span text:style-name="T14">(</text:span><text:span text:style-name="T49">int</text:span><text:span text:style-name="T13"> </text:span><text:span text:style-name="T14">argc,</text:span><text:span text:style-name="T13"> </text:span><text:span text:style-name="T49">char</text:span><text:span text:style-name="T13"> </text:span><text:span text:style-name="T14">** argv)</text:span></text:p>
          <text:p text:style-name="P9"><text:span text:style-name="T13">{</text:span></text:p>
          <text:p text:style-name="P10"><text:span text:style-name="T13"><text:s text:c="4"/></text:span><text:span text:style-name="T14">......</text:span></text:p>
          <text:p text:style-name="P10"><text:span text:style-name="T13"><text:s text:c="4"/></text:span><text:span text:style-name="T14">{</text:span></text:p>
          <text:p text:style-name="P9"><text:span text:style-name="T13"><text:s text:c="8"/></text:span><text:span text:style-name="T13">IDENTITE id;</text:span></text:p>
          <text:p text:style-name="P10"><text:span text:style-name="T13"><text:s text:c="8"/></text:span><text:span text:style-name="T50">saisir_Identite</text:span><text:span text:style-name="T14">(id);</text:span></text:p>
          <text:p text:style-name="P10"><text:span text:style-name="T13"><text:s text:c="8"/></text:span><text:span text:style-name="T14">......</text:span></text:p>
          <text:p text:style-name="P10"><text:span text:style-name="T13"><text:s text:c="8"/></text:span><text:span text:style-name="T50">liberer_Identite</text:span><text:span text:style-name="T14">(id)</text:span></text:p>
          <text:p text:style-name="P10"><text:span text:style-name="T13"><text:s text:c="4"/></text:span><text:span text:style-name="T14">}</text:span></text:p>
          <text:p text:style-name="P9"><text:span text:style-name="T13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32.742cm" svg:height="34.669cm" svg:x="-32.773cm" svg:y="-32.773cm" draw:page-number="17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0.92cm" svg:height="2.175cm" svg:x="1.27cm" svg:y="0.325cm" presentation:class="title" presentation:user-transformed="true">
          <draw:text-box>
            <text:list text:style-name="L1">
              <text:list-header>
                <text:p text:style-name="P1"><text:span text:style-name="T1">Libérer identité</text:span></text:p>
              </text:list-header>
            </text:list>
          </draw:text-box>
        </draw:frame>
        <draw:frame presentation:style-name="pr26" draw:text-style-name="P12" draw:layer="layout" svg:width="22.825cm" svg:height="14.103cm" svg:x="1.269cm" svg:y="2.999cm" presentation:class="outline" presentation:user-transformed="true">
          <draw:text-box>
            <text:p text:style-name="P10"><text:span text:style-name="T49">int</text:span><text:span text:style-name="T13"> </text:span><text:span text:style-name="T50">main</text:span><text:span text:style-name="T14">(</text:span><text:span text:style-name="T49">int</text:span><text:span text:style-name="T13"> </text:span><text:span text:style-name="T14">argc,</text:span><text:span text:style-name="T13"> </text:span><text:span text:style-name="T49">char</text:span><text:span text:style-name="T13"> </text:span><text:span text:style-name="T14">**</text:span><text:span text:style-name="T13"> </text:span><text:span text:style-name="T14">argv)</text:span></text:p>
            <text:p text:style-name="P9"><text:span text:style-name="T13">{</text:span></text:p>
            <text:p text:style-name="P10"><text:span text:style-name="T13"><text:s text:c="4"/></text:span><text:span text:style-name="T14">......</text:span></text:p>
            <text:p text:style-name="P10"><text:span text:style-name="T13"><text:s text:c="4"/></text:span><text:span text:style-name="T14">{</text:span></text:p>
            <text:p text:style-name="P10"><text:span text:style-name="T14"><text:s text:c="8"/></text:span><text:span text:style-name="T14">IDENTITE</text:span><text:span text:style-name="T13"> </text:span><text:span text:style-name="T14">*pid;</text:span></text:p>
            <text:p text:style-name="P10"><text:span text:style-name="T14"><text:s text:c="8"/></text:span><text:span text:style-name="T14">pid</text:span><text:span text:style-name="T13"> </text:span><text:span text:style-name="T14">=</text:span><text:span text:style-name="T13"> </text:span><text:span text:style-name="T50">saisir_Identite</text:span><text:span text:style-name="T14">();</text:span></text:p>
            <text:p text:style-name="P10"><text:span text:style-name="T13"><text:s text:c="8"/></text:span><text:span text:style-name="T14">......</text:span></text:p>
            <text:p text:style-name="P10"><text:span text:style-name="T13"><text:s text:c="8"/></text:span><text:span text:style-name="T50">liberer_Identite</text:span><text:span text:style-name="T14">(pid);</text:span></text:p>
            <text:p text:style-name="P10"><text:span text:style-name="T13"><text:s text:c="4"/></text:span><text:span text:style-name="T14">}</text:span></text:p>
            <text:p text:style-name="P9"><text:span text:style-name="T13">}</text:span></text:p>
          </draw:text-box>
        </draw:frame>
        <presentation:notes draw:style-name="dp2">
          <draw:page-thumbnail draw:style-name="gr2" draw:layer="layout" svg:width="32.742cm" svg:height="34.669cm" svg:x="-32.773cm" svg:y="-32.773cm" draw:page-number="18" presentation:class="page"/>
          <draw:frame presentation:style-name="pr3" draw:text-style-name="P5" draw:layer="layout" svg:width="15.161cm" svg:height="11.357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808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8080" style:text-line-through-style="none" style:text-position="0% 100%" fo:font-family="Arial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SimSun" style:font-pitch-asian="variable" style:font-size-asian="30pt" style:font-style-asian="normal" style:font-weight-asian="normal" style:font-family-complex="SimSu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29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SimSun" style:font-pitch-asian="variable" style:font-size-asian="26pt" style:font-style-asian="normal" style:font-weight-asian="normal" style:font-family-complex="SimSun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0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SimSun" style:font-pitch-asian="variable" style:font-size-asian="23pt" style:font-style-asian="normal" style:font-weight-asian="normal" style:font-family-complex="SimSun" style:font-pitch-complex="variable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0066" style:text-outline="false" style:text-line-through-style="none" style:text-position="0% 100%" fo:font-family="Arial" style:font-pitch="variable" fo:font-size="39pt" fo:font-style="normal" fo:text-shadow="none" style:text-underline-style="none" fo:font-weight="bold" style:font-family-asian="SimSun" style:font-pitch-asian="variable" style:font-size-asian="39pt" style:font-style-asian="normal" style:font-weight-asian="bold" style:font-family-complex="SimSun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SimSun" style:font-pitch-asian="variable" style:font-size-asian="30pt" style:font-style-asian="normal" style:font-weight-asian="normal" style:font-family-complex="SimSu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29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SimSun" style:font-pitch-asian="variable" style:font-size-asian="26pt" style:font-style-asian="normal" style:font-weight-asian="normal" style:font-family-complex="SimSun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0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SimSun" style:font-pitch-asian="variable" style:font-size-asian="23pt" style:font-style-asian="normal" style:font-weight-asian="normal" style:font-family-complex="SimSun" style:font-pitch-complex="variable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0066" style:text-outline="false" style:text-line-through-style="none" style:text-position="0% 100%" fo:font-family="Arial" style:font-pitch="variable" fo:font-size="39pt" fo:font-style="normal" fo:text-shadow="none" style:text-underline-style="none" fo:font-weight="bold" style:letter-kerning="true" style:font-family-asian="SimSun" style:font-pitch-asian="variable" style:font-size-asian="39pt" style:font-style-asian="normal" style:font-weight-asian="bold" style:font-family-complex="SimSun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33006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66999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cccc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d8d8e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117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117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117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1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 style:line-break="strict" style:writing-mode="lr-tb"/>
    </style:style>
    <style:style style:name="MP9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style:style style:name="MT3" style:family="text">
      <style:text-properties fo:language="en" fo:country="US"/>
    </style:style>
    <style:style style:name="MT4" style:family="text">
      <style:text-properties fo:color="#000000" fo:font-family="'Times New Roman'" style:font-family-generic="roman" style:font-pitch="variable" fo:font-size="10pt" fo:language="fr" fo:country="FR" style:font-family-asian="'Lucida Sans Unicode'" style:font-pitch-asian="variable" style:font-size-asian="10pt" style:font-family-complex="'Lucida Sans Unicode'" style:font-pitch-complex="variable" style:font-size-complex="10pt"/>
    </style:style>
    <style:style style:name="MT5" style:family="text">
      <style:text-properties fo:color="#000000" fo:font-family="'Times New Roman'" style:font-family-generic="roman" style:font-pitch="variable" fo:font-size="10pt" fo:language="en" fo:country="US" style:font-family-asian="'Lucida Sans Unicode'" style:font-pitch-asian="variable" style:font-size-asian="10pt" style:font-family-complex="'Lucida Sans Unicode'" style:font-pitch-complex="variable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style-name="Mgr3" draw:text-style-name="MP3" draw:layer="backgroundobjects" svg:x1="22.119cm" svg:y1="0.423cm" svg:x2="22.124cm" svg:y2="4.657cm">
        <text:p/>
      </draw:line>
      <draw:frame presentation:style-name="Default-title" draw:layer="backgroundobjects" svg:width="20.801cm" svg:height="3.563cm" svg:x="1.269cm" svg:y="0.22cm" presentation:class="title" presentation:placeholder="true">
        <draw:text-box/>
      </draw:frame>
      <draw:frame presentation:style-name="Default-outline1" draw:layer="backgroundobjects" svg:width="22.706cm" svg:height="11.049cm" svg:x="1.27cm" svg:y="4.776cm" presentation:class="outline" presentation:placeholder="true">
        <draw:text-box/>
      </draw:frame>
      <draw:frame presentation:style-name="Mpr1" draw:layer="backgroundobjects" svg:width="5.772cm" svg:height="1.116cm" svg:x="1.27cm" svg:y="17.3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7.889cm" svg:height="1.116cm" svg:x="8.677cm" svg:y="17.356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layer="backgroundobjects" svg:width="5.773cm" svg:height="1.116cm" svg:x="18.202cm" svg:y="17.356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g>
        <draw:custom-shape draw:style-name="Mgr4" draw:text-style-name="MP4" draw:layer="backgroundobjects" svg:width="0.265cm" svg:height="0.265cm" svg:x="22.648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4cm" svg:height="0.265cm" svg:x="23.116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5cm" svg:x="23.583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4cm" svg:x="22.648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4cm" svg:height="0.264cm" svg:x="23.11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4cm" svg:x="23.583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4cm" svg:x="24.04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5cm" svg:x="22.648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4cm" svg:height="0.265cm" svg:x="23.11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3.583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4.04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4cm" svg:height="0.265cm" svg:x="24.514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5cm" svg:x="22.648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4cm" svg:height="0.265cm" svg:x="23.11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3.583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5cm" svg:x="24.04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4cm" svg:x="22.6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4cm" svg:height="0.264cm" svg:x="23.11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4cm" svg:x="23.583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4cm" svg:x="24.04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4cm" svg:height="0.264cm" svg:x="24.514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2.6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4cm" svg:height="0.265cm" svg:x="23.11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5cm" svg:x="23.583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5cm" svg:x="24.04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cm" svg:x="22.648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4cm" svg:height="0.26cm" svg:x="23.11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cm" svg:x="23.583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cm" svg:x="24.04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4cm" svg:height="0.26cm" svg:x="23.11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cm" svg:x="24.04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rect draw:style-name="Mgr8" draw:text-style-name="MP5" draw:layer="backgroundobjects" svg:width="19.05cm" svg:height="25.4cm" svg:x="0cm" svg:y="0cm">
          <text:p/>
        </draw:rect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623cm" svg:height="34.551cm" svg:x="-32.774cm" svg:y="-32.774cm" presentation:class="page"/>
        <draw:frame presentation:style-name="Default-notes" draw:layer="backgroundobjects" svg:width="15.086cm" svg:height="11.27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line draw:style-name="Mgr3" draw:text-style-name="MP3" draw:layer="backgroundobjects" svg:x1="20.32cm" svg:y1="2.963cm" svg:x2="20.324cm" svg:y2="15.452cm">
        <text:p/>
      </draw:line>
      <draw:frame presentation:style-name="Title1-title" draw:layer="backgroundobjects" svg:width="18.684cm" svg:height="5.773cm" svg:x="0.878cm" svg:y="1.291cm" presentation:class="title" presentation:placeholder="true">
        <draw:text-box/>
      </draw:frame>
      <draw:frame presentation:style-name="Mpr2" draw:text-style-name="MP7" draw:layer="backgroundobjects" svg:width="5.772cm" svg:height="1.116cm" svg:x="1.27cm" svg:y="17.356cm" presentation:class="date-time">
        <draw:text-box>
          <text:list text:style-name="ML2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3" draw:text-style-name="MP9" draw:layer="backgroundobjects" svg:width="7.889cm" svg:height="1.116cm" svg:x="8.677cm" svg:y="17.356cm" presentation:class="footer">
        <draw:text-box>
          <text:list text:style-name="ML2">
            <text:list-header>
              <text:p text:style-name="MP8"><text:span text:style-name="MT5"><presentation:footer/></text:span></text:p>
            </text:list-header>
          </text:list>
        </draw:text-box>
      </draw:frame>
      <draw:frame presentation:style-name="Mpr4" draw:text-style-name="MP11" draw:layer="backgroundobjects" svg:width="5.773cm" svg:height="1.116cm" svg:x="18.202cm" svg:y="17.356cm" presentation:class="page-number">
        <draw:text-box>
          <text:list text:style-name="ML2">
            <text:list-header>
              <text:p text:style-name="MP10"><text:span text:style-name="MT5"><text:page-number>&lt;number&gt;</text:page-number></text:span></text:p>
            </text:list-header>
          </text:list>
        </draw:text-box>
      </draw:frame>
      <draw:g>
        <draw:custom-shape draw:style-name="Mgr4" draw:text-style-name="MP4" draw:layer="backgroundobjects" svg:width="0.489cm" svg:height="0.49cm" svg:x="20.814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9cm" svg:height="0.49cm" svg:x="21.603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9cm" svg:x="22.393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89cm" svg:x="20.814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9cm" svg:height="0.489cm" svg:x="21.60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89cm" svg:x="22.39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3.18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89cm" svg:x="20.814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9cm" svg:height="0.489cm" svg:x="21.603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2.393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3.182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9cm" svg:height="0.489cm" svg:x="23.97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94cm" svg:x="20.814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9cm" svg:height="0.494cm" svg:x="21.603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94cm" svg:x="22.393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94cm" svg:x="23.182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94cm" svg:x="20.814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9cm" svg:height="0.494cm" svg:x="21.60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94cm" svg:x="22.39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94cm" svg:x="23.182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9cm" svg:height="0.494cm" svg:x="23.971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0.814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9cm" svg:height="0.489cm" svg:x="21.603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89cm" svg:x="22.393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89cm" svg:x="23.182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89cm" svg:x="20.814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9cm" svg:height="0.489cm" svg:x="21.603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89cm" svg:x="22.393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89cm" svg:x="23.182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9cm" svg:height="0.49cm" svg:x="21.603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9cm" svg:x="23.182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line draw:style-name="Mgr10" draw:text-style-name="MP3" draw:layer="backgroundobjects" svg:x1="0.847cm" svg:y1="7.832cm" svg:x2="23.707cm" svg:y2="7.836cm">
        <text:p/>
      </draw:line>
      <draw:frame presentation:style-name="Title1-outline1" draw:layer="backgroundobjects" svg:width="22.706cm" svg:height="11.049cm" svg:x="1.27cm" svg:y="4.458cm" presentation:class="outline" presentation:placeholder="true">
        <draw:text-box/>
      </draw:frame>
      <presentation:notes style:page-layout-name="PM0">
        <draw:rect draw:style-name="Mgr8" draw:text-style-name="MP5" draw:layer="backgroundobjects" svg:width="19.05cm" svg:height="25.4cm" svg:x="0cm" svg:y="0cm">
          <text:p/>
        </draw:rect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623cm" svg:height="34.551cm" svg:x="-32.774cm" svg:y="-32.774cm" presentation:class="page"/>
        <draw:frame presentation:style-name="Title1-notes" draw:layer="backgroundobjects" svg:width="15.086cm" svg:height="11.27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rogrammation, C, C++</dc:title>
    <meta:initial-creator>driss matrouf</meta:initial-creator>
    <meta:creation-date>2010-02-08T16:29:41</meta:creation-date>
    <dc:creator>ouroumov </dc:creator>
    <dc:date>2013-06-29T14:19:32</dc:date>
    <meta:editing-cycles>211</meta:editing-cycles>
    <meta:editing-duration>P1DT22H39S</meta:editing-duration>
    <meta:generator>LibreOffice/3.6$Linux_X86_64 LibreOffice_project/360m1$Build-2</meta:generator>
    <meta:document-statistic meta:object-count="299"/>
  </office:meta>
</office:document-meta>
</file>